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0398in" fo:margin-bottom="0.0398in" loext:contextual-spacing="false" fo:line-height="200%"/>
      <style:text-properties style:font-name="Liberation Serif" fo:font-size="12pt" officeooo:paragraph-rsid="00055317" style:font-size-asian="12pt" style:font-size-complex="12pt"/>
    </style:style>
    <style:style style:name="P2" style:family="paragraph" style:parent-style-name="Preformatted_20_Text">
      <style:paragraph-properties fo:margin-top="0.0398in" fo:margin-bottom="0.0398in" loext:contextual-spacing="false" fo:line-height="200%"/>
      <style:text-properties style:font-name="Liberation Serif" fo:font-size="12pt" officeooo:paragraph-rsid="00082cb1" style:font-size-asian="12pt" style:font-size-complex="12pt"/>
    </style:style>
    <style:style style:name="P3" style:family="paragraph" style:parent-style-name="Preformatted_20_Text">
      <style:paragraph-properties fo:margin-top="0.0398in" fo:margin-bottom="0.0398in" loext:contextual-spacing="false" fo:line-height="200%"/>
      <style:text-properties style:font-name="Liberation Serif" fo:font-size="12pt" officeooo:rsid="00062fb9" officeooo:paragraph-rsid="00062fb9" style:font-size-asian="12pt" style:font-size-complex="12pt"/>
    </style:style>
    <style:style style:name="P4" style:family="paragraph" style:parent-style-name="Preformatted_20_Text">
      <style:paragraph-properties fo:margin-top="0.0398in" fo:margin-bottom="0.0398in" loext:contextual-spacing="false" fo:line-height="200%"/>
      <style:text-properties officeooo:rsid="00062fb9" officeooo:paragraph-rsid="000ba7e7"/>
    </style:style>
    <style:style style:name="P5" style:family="paragraph" style:parent-style-name="Preformatted_20_Text">
      <style:paragraph-properties fo:margin-top="0.0398in" fo:margin-bottom="0.0398in" loext:contextual-spacing="false" fo:line-height="200%" fo:text-align="center" style:justify-single-word="false"/>
      <style:text-properties officeooo:rsid="00062fb9" officeooo:paragraph-rsid="00128407"/>
    </style:style>
    <style:style style:name="P6" style:family="paragraph" style:parent-style-name="Preformatted_20_Text">
      <style:paragraph-properties fo:margin-top="0.0398in" fo:margin-bottom="0.0398in" loext:contextual-spacing="false" fo:line-height="200%"/>
      <style:text-properties officeooo:rsid="00062fb9" officeooo:paragraph-rsid="00128407"/>
    </style:style>
    <style:style style:name="P7" style:family="paragraph" style:parent-style-name="Standard">
      <loext:graphic-properties draw:fill="none"/>
      <style:paragraph-properties fo:margin-left="0in" fo:margin-right="0.9366in" fo:margin-top="0.0398in" fo:margin-bottom="0.0398in" loext:contextual-spacing="false" fo:line-height="200%" fo:text-indent="1in" style:auto-text-indent="false" fo:background-color="transparent"/>
      <style:text-properties fo:font-style="normal" officeooo:rsid="00021c37" officeooo:paragraph-rsid="00021c37" style:font-style-asian="normal" style:font-style-complex="normal"/>
    </style:style>
    <style:style style:name="P8" style:family="paragraph" style:parent-style-name="Standard" style:master-page-name="">
      <loext:graphic-properties draw:fill="none"/>
      <style:paragraph-properties fo:margin-left="0in" fo:margin-right="0.9366in" fo:margin-top="0.0398in" fo:margin-bottom="0.0398in" loext:contextual-spacing="false" fo:line-height="200%" fo:text-indent="1in" style:auto-text-indent="false" style:page-number="auto" fo:background-color="transparent"/>
      <style:text-properties officeooo:paragraph-rsid="00021c37"/>
    </style:style>
    <style:style style:name="P9" style:family="paragraph" style:parent-style-name="Standard">
      <loext:graphic-properties draw:fill="none"/>
      <style:paragraph-properties fo:margin-left="0in" fo:margin-right="0in" fo:margin-top="0.0398in" fo:margin-bottom="0.0398in" loext:contextual-spacing="false" fo:line-height="200%" fo:text-indent="0in" style:auto-text-indent="false" fo:background-color="transparent"/>
      <style:text-properties officeooo:rsid="00021c37" officeooo:paragraph-rsid="00021c37"/>
    </style:style>
    <style:style style:name="P10" style:family="paragraph" style:parent-style-name="Standard">
      <loext:graphic-properties draw:fill="none"/>
      <style:paragraph-properties fo:margin-left="0in" fo:margin-right="0in" fo:margin-top="0.0398in" fo:margin-bottom="0.0398in" loext:contextual-spacing="false" fo:line-height="200%" fo:text-indent="0in" style:auto-text-indent="false" fo:background-color="transparent"/>
      <style:text-properties fo:font-style="normal" officeooo:rsid="000427c8" officeooo:paragraph-rsid="00021c37" style:font-style-asian="normal" style:font-style-complex="normal"/>
    </style:style>
    <style:style style:name="P11" style:family="paragraph" style:parent-style-name="Standard">
      <loext:graphic-properties draw:fill="none"/>
      <style:paragraph-properties fo:margin-left="0in" fo:margin-right="0in" fo:margin-top="0.0398in" fo:margin-bottom="0.0398in" loext:contextual-spacing="false" fo:line-height="200%" fo:text-align="center" style:justify-single-word="false" fo:text-indent="0in" style:auto-text-indent="false" fo:background-color="transparent"/>
      <style:text-properties fo:font-style="normal" officeooo:rsid="000427c8" officeooo:paragraph-rsid="000427c8" style:font-style-asian="normal" style:font-style-complex="normal"/>
    </style:style>
    <style:style style:name="P12" style:family="paragraph" style:parent-style-name="Standard">
      <loext:graphic-properties draw:fill="none"/>
      <style:paragraph-properties fo:margin-left="0in" fo:margin-right="0in" fo:margin-top="0.0398in" fo:margin-bottom="0.0398in" loext:contextual-spacing="false" fo:line-height="200%" fo:text-align="start" style:justify-single-word="false" fo:text-indent="0in" style:auto-text-indent="false" fo:background-color="transparent"/>
      <style:text-properties fo:font-style="normal" officeooo:rsid="000427c8" officeooo:paragraph-rsid="000427c8" style:font-style-asian="normal" style:font-style-complex="normal"/>
    </style:style>
    <style:style style:name="P13" style:family="paragraph" style:parent-style-name="Standard">
      <loext:graphic-properties draw:fill="none"/>
      <style:paragraph-properties fo:margin-left="0in" fo:margin-right="0in" fo:margin-top="0.0398in" fo:margin-bottom="0.0398in" loext:contextual-spacing="false" fo:line-height="200%" fo:text-align="start" style:justify-single-word="false" fo:text-indent="0in" style:auto-text-indent="false" fo:background-color="transparent"/>
      <style:text-properties fo:font-style="normal" officeooo:rsid="000ba7e7" officeooo:paragraph-rsid="000ba7e7" style:font-style-asian="normal" style:font-style-complex="normal"/>
    </style:style>
    <style:style style:name="P14" style:family="paragraph" style:parent-style-name="Standard">
      <loext:graphic-properties draw:fill="none"/>
      <style:paragraph-properties fo:margin-left="0in" fo:margin-right="0in" fo:margin-top="0.0398in" fo:margin-bottom="0.0398in" loext:contextual-spacing="false" fo:line-height="200%" fo:text-indent="0in" style:auto-text-indent="false" fo:background-color="transparent"/>
      <style:text-properties officeooo:paragraph-rsid="00055317"/>
    </style:style>
    <style:style style:name="P15" style:family="paragraph" style:parent-style-name="Standard" style:master-page-name="">
      <loext:graphic-properties draw:fill="none"/>
      <style:paragraph-properties fo:margin-left="0in" fo:margin-right="0in" fo:margin-top="0.0398in" fo:margin-bottom="0.0398in" loext:contextual-spacing="false" fo:line-height="200%" fo:text-align="center" style:justify-single-word="false" fo:text-indent="0in" style:auto-text-indent="false" style:page-number="auto" fo:background-color="transparent"/>
      <style:text-properties fo:font-style="normal" officeooo:rsid="00021c37" officeooo:paragraph-rsid="00021c37" style:font-style-asian="normal" style:font-style-complex="normal"/>
    </style:style>
    <style:style style:name="P16" style:family="paragraph" style:parent-style-name="Standard">
      <style:paragraph-properties fo:margin-top="0.0398in" fo:margin-bottom="0.0398in" loext:contextual-spacing="false" fo:line-height="200%" fo:text-align="center" style:justify-single-word="false"/>
      <style:text-properties officeooo:rsid="00021c37" officeooo:paragraph-rsid="00021c37"/>
    </style:style>
    <style:style style:name="P17" style:family="paragraph" style:parent-style-name="Standard">
      <style:paragraph-properties fo:margin-top="0.0398in" fo:margin-bottom="0.0398in" loext:contextual-spacing="false" fo:line-height="200%" fo:text-align="center" style:justify-single-word="false"/>
      <style:text-properties fo:font-size="10pt" officeooo:rsid="00021c37" officeooo:paragraph-rsid="00021c37" style:font-size-asian="10pt" style:font-size-complex="10pt"/>
    </style:style>
    <style:style style:name="P1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023498" style:font-style-asian="italic" style:font-style-complex="italic"/>
    </style:style>
    <style:style style:name="T3" style:family="text">
      <style:text-properties fo:font-style="italic" officeooo:rsid="000427c8" style:font-style-asian="italic" style:font-style-complex="italic"/>
    </style:style>
    <style:style style:name="T4" style:family="text">
      <style:text-properties fo:font-style="italic" fo:font-weight="normal" officeooo:rsid="00047e27" style:font-style-asian="italic" style:font-weight-asian="normal" style:font-style-complex="italic" style:font-weight-complex="normal"/>
    </style:style>
    <style:style style:name="T5" style:family="text">
      <style:text-properties fo:font-style="italic" fo:font-weight="normal" officeooo:rsid="000427c8" style:font-style-asian="italic" style:font-weight-asian="normal" style:font-style-complex="italic" style:font-weight-complex="normal"/>
    </style:style>
    <style:style style:name="T6" style:family="text">
      <style:text-properties fo:font-style="italic" fo:font-weight="normal" officeooo:rsid="0009c99b"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023498" style:font-style-asian="normal" style:font-style-complex="normal"/>
    </style:style>
    <style:style style:name="T9" style:family="text">
      <style:text-properties fo:font-style="normal" officeooo:rsid="00027c86" style:font-style-asian="normal" style:font-style-complex="normal"/>
    </style:style>
    <style:style style:name="T10" style:family="text">
      <style:text-properties fo:font-style="normal" officeooo:rsid="00032aba" style:font-style-asian="normal" style:font-style-complex="normal"/>
    </style:style>
    <style:style style:name="T11" style:family="text">
      <style:text-properties fo:font-style="normal" officeooo:rsid="000427c8" style:font-style-asian="normal" style:font-style-complex="normal"/>
    </style:style>
    <style:style style:name="T12" style:family="text">
      <style:text-properties fo:font-style="normal" fo:font-weight="bold" officeooo:rsid="000427c8" style:font-style-asian="normal" style:font-weight-asian="bold" style:font-style-complex="normal" style:font-weight-complex="bold"/>
    </style:style>
    <style:style style:name="T13" style:family="text">
      <style:text-properties fo:font-style="normal" fo:font-weight="normal" officeooo:rsid="000427c8" style:font-style-asian="normal" style:font-weight-asian="normal" style:font-style-complex="normal" style:font-weight-complex="normal"/>
    </style:style>
    <style:style style:name="T14" style:family="text">
      <style:text-properties fo:font-style="normal" fo:font-weight="normal" officeooo:rsid="00047e27" style:font-style-asian="normal" style:font-weight-asian="normal" style:font-style-complex="normal" style:font-weight-complex="normal"/>
    </style:style>
    <style:style style:name="T15" style:family="text">
      <style:text-properties fo:font-style="normal" fo:font-weight="normal" officeooo:rsid="00055317" style:font-style-asian="normal" style:font-weight-asian="normal" style:font-style-complex="normal" style:font-weight-complex="normal"/>
    </style:style>
    <style:style style:name="T16" style:family="text">
      <style:text-properties fo:font-style="normal" fo:font-weight="normal" officeooo:rsid="000d3c3f" style:font-style-asian="normal" style:font-weight-asian="normal" style:font-style-complex="normal" style:font-weight-complex="normal"/>
    </style:style>
    <style:style style:name="T17" style:family="text">
      <style:text-properties officeooo:rsid="00023498"/>
    </style:style>
    <style:style style:name="T18" style:family="text">
      <style:text-properties fo:font-size="10pt" officeooo:rsid="00021c37" style:font-size-asian="10pt" style:font-size-complex="10pt"/>
    </style:style>
    <style:style style:name="T19" style:family="text">
      <style:text-properties fo:font-size="10pt" fo:font-style="italic" officeooo:rsid="00021c37" style:font-size-asian="10pt" style:font-style-asian="italic" style:font-size-complex="10pt" style:font-style-complex="italic"/>
    </style:style>
    <style:style style:name="T20" style:family="text">
      <style:text-properties fo:font-size="10pt" fo:font-style="italic" officeooo:rsid="00023498" style:font-size-asian="10pt" style:font-style-asian="italic" style:font-size-complex="10pt" style:font-style-complex="italic"/>
    </style:style>
    <style:style style:name="T21" style:family="text">
      <style:text-properties fo:font-size="10pt" fo:font-style="normal" officeooo:rsid="00021c37" style:font-size-asian="10pt" style:font-style-asian="normal" style:font-size-complex="10pt" style:font-style-complex="normal"/>
    </style:style>
    <style:style style:name="T22" style:family="text">
      <style:text-properties fo:font-size="10pt" fo:font-style="normal" officeooo:rsid="00023498" style:font-size-asian="10pt" style:font-style-asian="normal" style:font-size-complex="10pt" style:font-style-complex="normal"/>
    </style:style>
    <style:style style:name="T23" style:family="text">
      <style:text-properties officeooo:rsid="00055317"/>
    </style:style>
    <style:style style:name="T24" style:family="text">
      <style:text-properties officeooo:rsid="00062fb9"/>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082cb1" style:font-size-asian="12pt" style:font-size-complex="12pt"/>
    </style:style>
    <style:style style:name="T27" style:family="text">
      <style:text-properties style:font-name="Liberation Serif" fo:font-size="12pt" officeooo:rsid="0009c99b" style:font-size-asian="12pt" style:font-size-complex="12pt"/>
    </style:style>
    <style:style style:name="T28" style:family="text">
      <style:text-properties style:font-name="Liberation Serif" fo:font-size="12pt" officeooo:rsid="000ba7e7" style:font-size-asian="12pt" style:font-size-complex="12pt"/>
    </style:style>
    <style:style style:name="T29" style:family="text">
      <style:text-properties style:font-name="Liberation Serif" fo:font-size="12pt" officeooo:rsid="000d3c3f" style:font-size-asian="12pt" style:font-size-complex="12pt"/>
    </style:style>
    <style:style style:name="T30" style:family="text">
      <style:text-properties style:font-name="Liberation Serif" fo:font-size="12pt" officeooo:rsid="000ec2ff" style:font-size-asian="12pt" style:font-size-complex="12pt"/>
    </style:style>
    <style:style style:name="T31" style:family="text">
      <style:text-properties style:font-name="Liberation Serif" fo:font-size="12pt" officeooo:rsid="00128407" style:font-size-asian="12pt" style:font-size-complex="12pt"/>
    </style:style>
    <style:style style:name="T32" style:family="text">
      <style:text-properties style:font-name="Liberation Serif" fo:font-size="12pt" fo:font-weight="bold" officeooo:rsid="000d3c3f" style:font-size-asian="12pt" style:font-weight-asian="bold" style:font-size-complex="12pt" style:font-weight-complex="bold"/>
    </style:style>
    <style:style style:name="T33" style:family="text">
      <style:text-properties fo:font-weight="bold" officeooo:rsid="0009c99b"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09c99b" style:font-weight-asian="normal" style:font-weight-complex="normal"/>
    </style:style>
    <style:style style:name="T36" style:family="text">
      <style:text-properties officeooo:rsid="000ba7e7"/>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MPARING THE COMPUTATIONAL EFFICIENCY OF THREE COMMON PRIME SIEVES</text:p>
      <text:p text:style-name="P17"/>
      <text:p text:style-name="P17"><text:span text:style-name="T17">J. Meyers</text:span>, J. Zieleman, and <text:span text:style-name="T17">R. Folks</text:span></text:p>
      <text:p text:style-name="P17"/>
      <text:p text:style-name="P8"><text:span text:style-name="T18">Abstract. We explain and use three common algorithms for generating (or sieving) prime <text:tab/><text:tab/><text:tab/>numbers. We then time each sieve’s <text:tab/>performance in generating prime numbers up to </text:span><text:span text:style-name="T19">N </text:span><text:span text:style-name="T21">for <text:tab/><text:tab/><text:tab/></text:span><text:span text:style-name="T19">N</text:span><text:span text:style-name="T21"> ranging from 1000 to 1,000,000 </text:span><text:span text:style-name="T22">to see which method is the most efficient at finding an <text:tab/><text:tab/><text:tab/>exhaustive list of primes less than </text:span><text:span text:style-name="T20">N</text:span><text:span text:style-name="T21">. We then present the case that the Sieve of <text:tab/><text:tab/><text:tab/><text:tab/><text:tab/>Eratosthenes is the most efficient within this range, </text:span><text:span text:style-name="T22">and conjecture that as N→∞, it remains <text:tab/><text:tab/><text:tab/>the most efficient.</text:span></text:p>
      <text:p text:style-name="P7"/>
      <text:p text:style-name="P15">1. INTRODUCTION</text:p>
      <text:p text:style-name="P9"><text:span text:style-name="T7"><text:tab/></text:span><text:span text:style-name="T8">As is common knowledge among mathematicians, there does not yet exist a formula for finding a complete list of prime numbers. There exist formulas that can generate prime or mostly prime numbers, but none yet are comprehensive. This is where prime sieves become of use. Prime sieves, who take their name from the common kitchen instrument, begin with a list of all natural numbers up to a limit </text:span><text:span text:style-name="T2">N</text:span><text:span text:style-name="T8">, and </text:span><text:span text:style-name="T9">implement some algorithm for finding which numbers are composite, and letting them pass through the sieve, I.E they mark them as non-prime. </text:span><text:span text:style-name="T10">Most of the most popular sieves were created before the invention of the modern computer, and since then prime numbers have played a large role in fields of computer science like public key cryptography and hashing. Naturally, the following question arises: which prime sieve is the most efficient?</text:span></text:p>
      <text:p text:style-name="P9"><text:span text:style-name="T10"><text:tab/>To solve this problem, we must gather the three most common prime sieving methods: the sieve of Eratosthenes, the sieve of Sundaram, and the sieve of Atkin. </text:span><text:span text:style-name="T11">Implement each method in Python 3. Then run them to find all primes less than some maximum number </text:span><text:span text:style-name="T3">N</text:span><text:span text:style-name="T11">, for each N within the testing range </text:span><text:soft-page-break/><text:span text:style-name="T11">1,000 to 1,000,000, increasing </text:span><text:span text:style-name="T3">N</text:span><text:span text:style-name="T11"> by 1,000 for each run of the loop. Finally we must compare the times each method took using Matlab’s graphing libraries.</text:span></text:p>
      <text:p text:style-name="P9"><text:span text:style-name="T11"><text:tab/>We hypothesize that the sieve of Eratosthenes will be much faster for smaller values of </text:span><text:span text:style-name="T3">N</text:span><text:span text:style-name="T11">, but as </text:span><text:span text:style-name="T3">N</text:span><text:span text:style-name="T11"> increases, the sieve of Atkin’s computational complexity will grow slower than the other methods, making it faster for larger values of </text:span><text:span text:style-name="T3">N</text:span><text:span text:style-name="T11">.</text:span></text:p>
      <text:p text:style-name="P10"/>
      <text:p text:style-name="P11">2. ANALYSIS OF SIEVING ALGORITHMS</text:p>
      <text:p text:style-name="P12"><text:tab/><text:span text:style-name="T36">Every method being tested is the work of some mathematician throughout history that has used analysis to exploit some trait of prime numbers to speed up the process of prime finding. In this section, each method being tested is analyzed for how it works, as well as how its computational complexity grows as the amount of numbers to search through grows.</text:span></text:p>
      <text:p text:style-name="P12"><text:tab/><text:span text:style-name="T33">Trial Division.</text:span><text:span text:style-name="T35"> To begin we will demonstrate trial division. The purpose of trial division is to be a benchmark by which to test other prime finding methods. It is the slowest, albeit most intuitive way to determine a number’s prime status. It is what a person may come up with when tasked with creating an prime sieve on the spot. Its procedure is as follows:</text:span></text:p>
      <text:p text:style-name="P12"><text:span text:style-name="T35"><text:tab/>1. For any number </text:span><text:span text:style-name="T6">N</text:span><text:span text:style-name="T35">, create a list of all natural numbers less than </text:span><text:span text:style-name="T6">N</text:span><text:span text:style-name="T35"> excluding 1.</text:span></text:p>
      <text:p text:style-name="P12"><text:span text:style-name="T35"><text:tab/>2. Divide </text:span><text:span text:style-name="T6">N</text:span><text:span text:style-name="T35"> by every element within this list and if its remainder is an integer, </text:span><text:span text:style-name="T6">N</text:span><text:span text:style-name="T35"> is not prime.</text:span></text:p>
      <text:p text:style-name="P13"><text:span text:style-name="T35">C</text:span><text:span text:style-name="T34">learly, trial division makes no effort to reduce the number of computations required to determine if a number is prime. The number of divisions this method can be expressed as the function </text:span><text:span text:style-name="T34"><draw:g text:anchor-type="as-char" svg:y="-0.1252in" draw:z-index="12" draw:style-name="gr1"><svg:title>TexMaths</svg:title><svg:desc>12§display§f(x) = x-2§svg§600§FALSE§</svg:desc><draw:polygon draw:style-name="gr160" draw:text-style-name="P18" svg:width="0.9256in" svg:height="0.1657in" svg:x="0in" svg:y="0.0004in" svg:viewBox="0 0 2352 422" draw:points="1176,422 0,422 0,0 2352,0 2352,422"><text:p/></draw:polygon><draw:path draw:style-name="gr161" draw:text-style-name="P19" svg:width="0.0827in" svg:height="0.1512in" svg:x="0.0087in" svg:y="0.0075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162" draw:text-style-name="P19" svg:width="0.0382in" svg:height="0.1657in" svg:x="0.1157in" svg:y="0.0004in" svg:viewBox="0 0 98 422" svg:d="M98 419c0-1 0-3-7-10-53-53-66-133-66-198 0-73 16-146 69-199 4-5 4-6 4-8 0-3-1-4-4-4-4 0-42 29-68 83-21 45-26 92-26 128 0 34 5 84 28 132 26 53 62 79 66 79 3 0 4-1 4-3z"><text:p/></draw:path><draw:path draw:style-name="gr163" draw:text-style-name="P19" svg:width="0.0827in" svg:height="0.0752in" svg:x="0.1685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3 46-43 55-56 55-17 0-23-13-23-27 0-10 2-18 7-37z"><text:p/></draw:path><draw:path draw:style-name="gr164" draw:text-style-name="P19" svg:width="0.0382in" svg:height="0.1657in" svg:x="0.2677in" svg:y="0.0004in" svg:viewBox="0 0 98 422" svg:d="M98 211c0-32-4-84-27-132-25-51-63-79-67-79-2 0-4 2-4 4s0 3 7 10c43 41 67 108 67 197 0 72-15 147-68 199-6 6-6 8-6 9 0 2 2 3 4 3 4 0 43-28 68-82 22-46 26-93 26-129z"><text:p/></draw:path><draw:path draw:style-name="gr165" draw:text-style-name="P19" svg:width="0.1102in" svg:height="0.039in" svg:x="0.3787in" svg:y="0.0634in" svg:viewBox="0 0 281 100" svg:d="M266 17c8 0 15 0 15-9 0-8-7-8-13-8h-254c-7 0-14 0-14 8 0 9 7 9 14 9zM268 100c6 0 13 0 13-9 0-8-7-8-15-8h-252c-7 0-14 0-14 8 0 9 7 9 14 9z"><text:p/></draw:path><draw:path draw:style-name="gr166" draw:text-style-name="P19" svg:width="0.0827in" svg:height="0.0752in" svg:x="0.5492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67" draw:text-style-name="P19" svg:width="0.1012in" svg:height="0.0067in" svg:x="0.6902in" svg:y="0.0799in" svg:viewBox="0 0 258 18" svg:d="M244 18c7 0 14 0 14-10 0-8-7-8-14-8h-230c-7 0-14 0-14 8 0 10 7 10 14 10z"><text:p/></draw:path><draw:path draw:style-name="gr168" draw:text-style-name="P19" svg:width="0.0661in" svg:height="0.1106in" svg:x="0.8508in" svg:y="0.0138in" svg:viewBox="0 0 169 282" svg:d="M32 250l46-45c66-59 91-80 91-122 0-49-37-83-90-83-48 0-79 40-79 77 0 23 22 23 22 23 8 0 22-5 22-22 0-11-8-23-22-23-4 0-4 0-5 1 9-27 32-43 57-43 39 0 57 34 57 70 0 33-22 67-45 92l-81 91c-5 5-5 5-5 16h157l12-73h-11c-2 12-4 31-8 37-4 4-32 4-41 4z"><text:p/></draw:path></draw:g></text:span><text:span text:style-name="T34">, that is, any number requires division of every number below it, save the number 1. Trial division is not one of the sieves that we tested and graphed due to the sheer impracticality of the method making it too time consuming to test. </text:span></text:p>
      <text:p text:style-name="P14"><text:soft-page-break/><text:span text:style-name="T11"><text:tab/></text:span><text:span text:style-name="T12">Sieve of Eratosthenes. </text:span><text:span text:style-name="T13">The </text:span><text:span text:style-name="T14">s</text:span><text:span text:style-name="T13">ieve of Eratosthenes is a simple and ancient algorithm</text:span><text:span text:style-name="T16"> discovered circa 250BC by Eratosthenes of Cyrene</text:span><text:span text:style-name="T13"> that is used to </text:span><text:span text:style-name="T14">find</text:span><text:span text:style-name="T13"> prime numbers up to a given limit </text:span><text:span text:style-name="T4">N</text:span><text:span text:style-name="T13">. It is widely considered to be one of the most efficient ways to find </text:span><text:span text:style-name="T14">relatively </text:span><text:span text:style-name="T13">small prime numbers. It begins by defining an upper limit </text:span><text:span text:style-name="T4">N</text:span><text:span text:style-name="T14">, and declaring that </text:span><text:span text:style-name="T4">p</text:span><text:span text:style-name="T14"> = 2, </text:span><text:span text:style-name="T4">p</text:span><text:span text:style-name="T14"> being the current number the sieve is checking multiples of</text:span><text:span text:style-name="T13">. </text:span><text:span text:style-name="T14">T</text:span><text:span text:style-name="T13">he</text:span><text:span text:style-name="T15">n the</text:span><text:span text:style-name="T13"> algorithm iteratively marks the multiples of </text:span><text:span text:style-name="T5">p</text:span><text:span text:style-name="T13"> as composite. </text:span><text:span text:style-name="T15">Once </text:span><text:span text:style-name="T15"><draw:g text:anchor-type="as-char" svg:y="-0.1138in" draw:z-index="1" draw:style-name="gr1"><svg:title>TexMaths</svg:title><svg:desc>12§display§p*q \geq N, q \in \mathbb{Z} §svg§600§FALSE§</svg:desc><draw:polygon draw:style-name="gr8" draw:text-style-name="P18" svg:width="1.152in" svg:height="0.1465in" svg:x="0.0051in" svg:y="0in" svg:viewBox="0 0 2927 373" draw:points="1463,373 0,373 0,0 2927,0 2927,373"><text:p/></draw:polygon><draw:path draw:style-name="gr9" draw:text-style-name="P19"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10" draw:text-style-name="P19"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11" draw:text-style-name="P19"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12" draw:text-style-name="P19"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13" draw:text-style-name="P19" svg:width="0.1398in" svg:height="0.1134in" svg:x="0.5539in" svg:y="0.0012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14" draw:text-style-name="P19" svg:width="0.0193in" svg:height="0.0496in" svg:x="0.7039in" svg:y="0.0965in" svg:viewBox="0 0 50 127" svg:d="M50 44c0-27-10-44-27-44-15 0-23 11-23 22 0 12 8 24 23 24 5 0 11-3 14-6 3-2 3-2 4-2v6c0 32-15 58-29 71-5 5-5 6-5 7 0 4 1 5 5 5 5 0 38-33 38-83z"><text:p/></draw:path><draw:path draw:style-name="gr15" draw:text-style-name="P19"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16" draw:text-style-name="P19" svg:width="0.0831in" svg:height="0.0965in" svg:x="0.9035in" svg:y="0.0248in" svg:viewBox="0 0 212 246" svg:d="M197 132c7 0 15 0 15-10 0-8-8-8-15-8h-180c5-56 54-97 114-97h66c7 0 15 0 15-9 0-8-8-8-15-8h-67c-72 0-130 55-130 122s58 124 130 124h67c7 0 15 0 15-10 0-8-8-8-15-8h-66c-60 0-109-40-114-96z"><text:p/></draw:path><draw:path draw:style-name="gr17" draw:text-style-name="P19" svg:width="0.1008in" svg:height="0.1134in" svg:x="1.0508in" svg:y="0.0012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15"><text:s/>, </text:span><text:span text:style-name="T4">p</text:span><text:span text:style-name="T14"> becomes</text:span><text:span text:style-name="T15"> </text:span><text:span text:style-name="T14">the next number still in the list</text:span><text:span text:style-name="T13">. </text:span><text:span text:style-name="T14">This continues</text:span><text:span text:style-name="T13"> until </text:span><text:span text:style-name="T15"><draw:g text:anchor-type="as-char" svg:y="-0.1571in" draw:z-index="0" draw:style-name="gr1"><svg:title>TexMaths</svg:title><svg:desc>12§display§p \geq \sqrt{N}§svg§600§FALSE§</svg:desc><draw:polygon draw:style-name="gr2" draw:text-style-name="P18" svg:width="0.5949in" svg:height="0.1882in" svg:x="0.0051in" svg:y="0in" svg:viewBox="0 0 1512 479" draw:points="756,479 0,479 0,0 1512,0 1512,479"><text:p/></draw:polygon><draw:path draw:style-name="gr3" draw:text-style-name="P19"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4" draw:text-style-name="P19" svg:width="0.1012in" svg:height="0.1291in" svg:x="0.1488in" svg:y="0.0504in" svg:viewBox="0 0 258 329" svg:d="M251 132c6-2 7-4 7-8 0-6-1-7-7-11l-234-111c-6-2-7-2-9-2-4 0-8 4-8 8 0 5 4 8 7 10l223 105-222 104c-8 4-8 8-8 10 0 5 4 9 8 9 2 0 3 0 9-3zM244 329c7 0 14 0 14-9 0-8-8-8-14-8h-228c-8 0-16 0-16 8 0 9 7 9 14 9z"><text:p/></draw:path><draw:path draw:style-name="gr5" draw:text-style-name="P19" svg:width="0.1295in" svg:height="0.1665in" svg:x="0.322in" svg:y="0in" svg:viewBox="0 0 330 424" svg:d="M133 380l-73-165c-4-7-6-7-7-7 0 0-3 0-7 3l-40 31c-6 4-6 6-6 7s1 5 4 5 10-6 14-10c4-2 10-7 13-9l84 183c3 6 6 6 10 6 6 0 7-2 11-8l192-399c2-6 2-7 2-9 0-4-4-8-8-8s-8 2-10 8z"><text:p/></draw:path><draw:polygon draw:style-name="gr6" draw:text-style-name="P19" svg:width="0.1516in" svg:height="0.0067in" svg:x="0.4484in" svg:y="0in" svg:viewBox="0 0 386 18" draw:points="193,18 0,18 0,0 386,0 386,18"><text:p/></draw:polygon><draw:path draw:style-name="gr7" draw:text-style-name="P19" svg:width="0.1398in" svg:height="0.1138in" svg:x="0.4547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13">. </text:span><text:span text:style-name="T15">Consider this example for </text:span><text:span text:style-name="T15"><draw:g text:anchor-type="as-char" svg:y="-0.1181in" draw:z-index="2" draw:style-name="gr1"><svg:title>TexMaths</svg:title><svg:desc>12§display§N = 25§svg§600§FALSE§</svg:desc><draw:polygon draw:style-name="gr18" draw:text-style-name="P18" svg:width="0.539in" svg:height="0.1142in" svg:x="0in" svg:y="0in" svg:viewBox="0 0 1370 291" draw:points="685,291 0,291 0,0 1370,0 1370,291"><text:p/></draw:polygon><draw:path draw:style-name="gr19" draw:text-style-name="P19" svg:width="0.1398in" svg:height="0.1142in" svg:x="0.0067in" svg:y="0in" svg:viewBox="0 0 356 291" svg:d="M303 45c4-17 11-31 46-32 2 0 7-1 7-8 0-1 0-5-6-5-13 0-29 1-42 1-14 0-30-1-43-1-4 0-8 0-8 8 0 5 4 5 8 5 24 0 29 9 29 18 0 2-1 9-3 10l-46 189-94-223c-3-7-3-7-13-7h-56c-9 0-12 0-12 8 0 5 3 5 10 5 3 0 29 0 29 4l-56 228c-4 18-12 31-46 32-2 0-7 2-7 9 0 2 2 5 6 5 13 0 28-2 42-2s30 2 43 2c3 0 7 0 7-9 0-3-3-5-8-5-24 0-28-9-28-18 0-3 2-5 3-9l55-226c2 3 2 4 4 7l105 252c4 6 4 8 8 8 5 0 5-2 6-9z"><text:p/></draw:path><draw:path draw:style-name="gr20" draw:text-style-name="P19" svg:width="0.1102in" svg:height="0.039in" svg:x="0.2075in" svg:y="0.0528in" svg:viewBox="0 0 281 100" svg:d="M266 17c7 0 15 0 15-9 0-8-8-8-14-8h-253c-7 0-14 0-14 8 0 9 7 9 14 9zM267 100c6 0 14 0 14-8 0-9-8-9-15-9h-252c-7 0-14 0-14 9 0 8 7 8 14 8z"><text:p/></draw:path><draw:path draw:style-name="gr21" draw:text-style-name="P19" svg:width="0.0661in" svg:height="0.111in" svg:x="0.3811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22" draw:text-style-name="P19" svg:width="0.0661in" svg:height="0.115in" svg:x="0.4642in" svg:y="0.0028in" svg:viewBox="0 0 169 293" svg:d="M169 198c0-51-35-94-80-94-21 0-39 7-54 23v-84c8 3 23 6 36 6 51 0 81-38 81-44 0-3-1-5-3-5-1 0-3 0-4 1-8 4-29 12-57 12-18 0-38-2-57-11-3-2-5-2-5-2-4 0-4 4-4 11v125c0 7 0 11 6 11 3 0 3 0 4-4 5-6 22-30 56-30 21 0 32 20 36 28 7 17 8 33 8 54 0 15 0 40-11 58-9 16-26 28-45 28-30 0-54-22-63-47 1 0 4 0 9 0 13 0 20-11 20-21s-7-21-20-21c-8 0-22 3-22 24 0 35 30 77 77 77 49 0 92-41 92-95z"><text:p/></draw:path></draw:g></text:span><text:span text:style-name="T15">.</text:span></text:p>
      <text:p text:style-name="P1"><text:tab/><text:span text:style-name="T24">1. </text:span>List all integers from 2 to <draw:g text:anchor-type="as-char" svg:y="-0.1571in" draw:z-index="4" draw:style-name="gr1"><svg:title>TexMaths</svg:title><svg:desc>12§display§\sqrt{N}§svg§600§FALSE§</svg:desc><draw:polygon draw:style-name="gr28" draw:text-style-name="P18" svg:width="0.2902in" svg:height="0.1657in" svg:x="0in" svg:y="0in" svg:viewBox="0 0 738 422" draw:points="369,422 0,422 0,0 738,0 738,422"><text:p/></draw:polygon><draw:path draw:style-name="gr29" draw:text-style-name="P19" svg:width="0.1295in" svg:height="0.1657in" svg:x="0.0122in" svg:y="0in" svg:viewBox="0 0 330 422" svg:d="M133 378l-73-164c-4-6-6-6-7-6 0 0-3 0-7 2l-40 31c-6 4-6 6-6 6 0 3 1 5 4 5s10-5 14-10c4-1 10-6 13-9l84 182c3 7 6 7 10 7 6 0 7-2 11-7l192-398c2-6 2-7 2-9 0-4-3-8-8-8-4 0-7 2-10 8z"><text:p/></draw:path><draw:polygon draw:style-name="gr30" draw:text-style-name="P19" svg:width="0.1516in" svg:height="0.0067in" svg:x="0.1386in" svg:y="0in" svg:viewBox="0 0 386 18" draw:points="193,18 0,18 0,0 386,0 386,18"><text:p/></draw:polygon><draw:path draw:style-name="gr31" draw:text-style-name="P19" svg:width="0.1402in" svg:height="0.1134in" svg:x="0.1449in" svg:y="0.0421in" svg:viewBox="0 0 357 289" svg:d="M304 44c3-16 11-30 44-31 4 0 9-1 9-8 0-1 0-5-6-5-13 0-29 1-42 1-15 0-30-1-44-1-3 0-8 0-8 8 0 5 4 5 8 5 24 0 29 9 29 18 0 1-1 9-2 10l-47 187-94-221c-3-7-3-7-13-7h-56c-9 0-12 0-12 8 0 5 3 5 10 5 3 0 29 0 29 4l-56 227c-4 18-12 31-46 32-2 0-7 0-7 8 0 3 2 5 6 5 13 0 28-1 42-1s30 1 43 1c3 0 7 0 7-8 0-5-3-5-8-5-24 0-28-10-28-19 0-3 2-5 3-10l55-223c3 2 3 4 4 7l105 250c3 7 4 8 8 8s4-1 7-8z"><text:p/></draw:path></draw:g><text:span text:style-name="T23"><text:s/>=</text:span> <draw:g text:anchor-type="as-char" svg:y="-0.1535in" draw:z-index="3" draw:style-name="gr1"><svg:title>TexMaths</svg:title><svg:desc>12§display§\sqrt{25}§svg§600§FALSE§</svg:desc><draw:polygon draw:style-name="gr23" draw:text-style-name="P18" svg:width="0.3043in" svg:height="0.1657in" svg:x="0in" svg:y="0in" svg:viewBox="0 0 774 422" draw:points="387,422 0,422 0,0 774,0 774,422"><text:p/></draw:polygon><draw:path draw:style-name="gr24" draw:text-style-name="P19" svg:width="0.1295in" svg:height="0.1657in" svg:x="0.0122in" svg:y="0in" svg:viewBox="0 0 330 422" svg:d="M133 378l-73-164c-4-6-6-6-7-6 0 0-3 0-7 2l-40 31c-6 4-6 6-6 6 0 3 1 5 4 5s10-5 14-10c4-1 10-6 13-9l84 182c3 7 6 7 10 7 6 0 7-2 11-7l191-398c3-6 3-7 3-9 0-4-4-8-9-8-3 0-7 2-9 8z"><text:p/></draw:path><draw:polygon draw:style-name="gr25" draw:text-style-name="P19" svg:width="0.1657in" svg:height="0.0067in" svg:x="0.1382in" svg:y="0in" svg:viewBox="0 0 422 18" draw:points="211,18 0,18 0,0 422,0 422,18"><text:p/></draw:polygon><draw:path draw:style-name="gr26" draw:text-style-name="P19" svg:width="0.0661in" svg:height="0.1106in" svg:x="0.1465in" svg:y="0.0417in" svg:viewBox="0 0 169 282" svg:d="M32 250l46-45c66-59 91-80 91-122 0-49-37-83-90-83-48 0-79 40-79 77 0 23 22 23 22 23 8 0 22-5 22-22 0-11-8-23-22-23-4 0-4 0-5 1 9-27 32-43 57-43 39 0 57 34 57 70 0 33-22 67-45 92l-81 91c-5 5-5 5-5 16h157l12-73h-11c-2 12-4 31-8 37-4 4-32 4-41 4z"><text:p/></draw:path><draw:path draw:style-name="gr27" draw:text-style-name="P19" svg:width="0.0661in" svg:height="0.1138in" svg:x="0.2299in" svg:y="0.0417in"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g><text:span text:style-name="T23"><text:s/>= 5. We will call this list P = </text:span>{<draw:g text:anchor-type="as-char" svg:y="-0.111in" draw:z-index="5" draw:style-name="gr1"><svg:title>TexMaths</svg:title><svg:desc>12§display§2,3,4,5§svg§600§FALSE§</svg:desc><draw:polygon draw:style-name="gr32" draw:text-style-name="P18" svg:width="0.5535in" svg:height="0.1398in" svg:x="0in" svg:y="0.0051in" svg:viewBox="0 0 1407 356" draw:points="703,356 0,356 0,0 1407,0 1407,356"><text:p/></draw:polygon><draw:path draw:style-name="gr33" draw:text-style-name="P19"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34" draw:text-style-name="P19" svg:width="0.0193in" svg:height="0.0496in" svg:x="0.0972in" svg:y="0.0953in" svg:viewBox="0 0 50 127" svg:d="M50 44c0-27-10-44-27-44-15 0-23 11-23 22 0 12 8 24 23 24 5 0 11-3 14-6 3-2 3-2 4-2v6c0 32-15 58-29 71-5 5-5 6-5 8 0 3 1 4 5 4 5 0 38-33 38-83z"><text:p/></draw:path><draw:path draw:style-name="gr35" draw:text-style-name="P19"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36" draw:text-style-name="P19" svg:width="0.0193in" svg:height="0.0496in" svg:x="0.2543in" svg:y="0.0953in" svg:viewBox="0 0 50 127" svg:d="M50 44c0-27-10-44-27-44-15 0-23 11-23 22 0 12 8 24 23 24 5 0 11-3 14-6 3-2 3-2 4-2v6c0 32-15 58-29 71-5 5-5 6-5 8 0 3 1 4 5 4 5 0 38-33 38-83z"><text:p/></draw:path><draw:path draw:style-name="gr37" draw:text-style-name="P19" svg:width="0.0736in" svg:height="0.1122in" svg:x="0.3185in" svg:y="0in" svg:viewBox="0 0 188 286" svg:d="M113 217v36c0 16 0 21-33 21h-8v12c17-1 40-1 56-1 18 0 41 0 58 1v-12h-8c-32 0-33-5-33-21v-36h43v-14h-43v-192c0-9 0-11-7-11-4 0-5 0-7 5l-131 198v14zM115 203h-103l103-157z"><text:p/></draw:path><draw:path draw:style-name="gr38" draw:text-style-name="P19" svg:width="0.0193in" svg:height="0.0496in" svg:x="0.411in" svg:y="0.0953in" svg:viewBox="0 0 50 127" svg:d="M50 44c0-27-10-44-27-44-15 0-23 11-23 22 0 12 8 24 23 24 5 0 11-3 14-6 3-2 3-2 4-2v6c0 32-15 58-29 71-5 5-5 6-5 8 0 3 1 4 5 4 5 0 38-33 38-83z"><text:p/></draw:path><draw:path draw:style-name="gr39" draw:text-style-name="P19"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3"><text:tab/>2. List all integers from 2 to <text:span text:style-name="T1">N</text:span>. We will call this list C. </text:p>
      <text:p text:style-name="P3"><text:tab/>3. C = {<draw:g text:anchor-type="as-char" svg:y="-0.111in" draw:z-index="7" draw:style-name="gr1"><svg:title>TexMaths</svg:title><svg:desc>12§display§2, 3, 4, 5, 6, 7, 8, 9, 10, 11, 12, 13, 14, 15, 16, 17, 18, 19, 20, 21, 22, 23, 24, 25§svg§600§FALSE§</svg:desc><draw:polygon draw:style-name="gr44" draw:text-style-name="P18" svg:width="5.0177in" svg:height="0.1398in" svg:x="0in" svg:y="0.0051in" svg:viewBox="0 0 12746 356" draw:points="6373,356 0,356 0,0 12746,0 12746,356"><text:p/></draw:polygon><draw:path draw:style-name="gr45" draw:text-style-name="P19"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46" draw:text-style-name="P19" svg:width="0.0193in" svg:height="0.0496in" svg:x="0.0972in" svg:y="0.0953in" svg:viewBox="0 0 50 127" svg:d="M50 44c0-27-10-44-27-44-15 0-23 11-23 22 0 12 8 24 23 24 5 0 11-3 14-6 3-2 3-2 4-2v6c0 32-15 58-29 71-5 5-5 6-5 8 0 3 1 4 5 4 5 0 38-33 38-83z"><text:p/></draw:path><draw:path draw:style-name="gr47" draw:text-style-name="P19"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48" draw:text-style-name="P19" svg:width="0.0193in" svg:height="0.0496in" svg:x="0.2543in" svg:y="0.0953in" svg:viewBox="0 0 50 127" svg:d="M50 44c0-27-10-44-27-44-15 0-23 11-23 22 0 12 8 24 23 24 5 0 11-3 14-6 3-2 3-2 4-2v6c0 32-15 58-29 71-5 5-5 6-5 8 0 3 1 4 5 4 5 0 38-33 38-83z"><text:p/></draw:path><draw:path draw:style-name="gr49" draw:text-style-name="P19" svg:width="0.0736in" svg:height="0.1122in" svg:x="0.3185in" svg:y="0in" svg:viewBox="0 0 188 286" svg:d="M113 217v36c0 16 0 21-33 21h-8v12c17-1 40-1 56-1 18 0 41 0 58 1v-12h-8c-32 0-33-5-33-21v-36h43v-14h-43v-192c0-9 0-11-7-11-4 0-5 0-7 5l-131 198v14zM115 203h-103l103-157z"><text:p/></draw:path><draw:path draw:style-name="gr50" draw:text-style-name="P19" svg:width="0.0193in" svg:height="0.0496in" svg:x="0.411in" svg:y="0.0953in" svg:viewBox="0 0 50 127" svg:d="M50 44c0-27-10-44-27-44-15 0-23 11-23 22 0 12 8 24 23 24 5 0 11-3 14-6 3-2 3-2 4-2v6c0 32-15 58-29 71-5 5-5 6-5 8 0 3 1 4 5 4 5 0 38-33 38-83z"><text:p/></draw:path><draw:path draw:style-name="gr51" draw:text-style-name="P19" svg:width="0.0661in" svg:height="0.1142in" svg:x="0.4791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52" draw:text-style-name="P19" svg:width="0.0193in" svg:height="0.0496in" svg:x="0.5677in" svg:y="0.0953in" svg:viewBox="0 0 50 127" svg:d="M50 44c0-27-10-44-27-44-15 0-23 11-23 22 0 12 8 24 23 24 5 0 11-3 14-6 3-2 3-2 4-2v6c0 32-15 58-29 71-5 5-5 6-5 8 0 3 1 4 5 4 5 0 38-33 38-83z"><text:p/></draw:path><draw:path draw:style-name="gr53" draw:text-style-name="P19" svg:width="0.0685in" svg:height="0.1142in" svg:x="0.6339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54" draw:text-style-name="P19" svg:width="0.0193in" svg:height="0.0496in" svg:x="0.7248in" svg:y="0.0953in" svg:viewBox="0 0 50 127" svg:d="M50 44c0-27-10-44-27-44-15 0-23 11-23 22 0 12 8 24 23 24 5 0 11-3 14-6 3-2 3-2 4-2v6c0 32-15 58-29 71-5 5-5 6-5 8 0 3 1 4 5 4 5 0 38-33 38-83z"><text:p/></draw:path><draw:path draw:style-name="gr55" draw:text-style-name="P19" svg:width="0.0709in" svg:height="0.1157in" svg:x="0.7933in" svg:y="0in" svg:viewBox="0 0 181 295" svg:d="M178 29c3-6 3-7 3-16h-102c-53 0-53-6-54-13h-11l-14 88h11c1-8 5-34 11-39 2-3 36-3 40-3h89c-5 7-38 52-48 67-38 58-53 115-53 158 0 5 0 24 20 24s20-19 20-24v-20c0-24 1-48 5-70 1-9 7-45 26-73z"><text:p/></draw:path><draw:path draw:style-name="gr56" draw:text-style-name="P19" svg:width="0.0193in" svg:height="0.0496in" svg:x="0.8815in" svg:y="0.0953in" svg:viewBox="0 0 50 127" svg:d="M50 44c0-27-10-44-27-44-15 0-23 11-23 22 0 12 8 24 23 24 5 0 11-3 14-6 3-2 3-2 4-2v6c0 32-15 58-29 71-5 5-5 6-5 8 0 3 1 4 5 4 5 0 38-33 38-83z"><text:p/></draw:path><draw:path draw:style-name="gr57" draw:text-style-name="P19" svg:width="0.0685in" svg:height="0.1142in" svg:x="0.9476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58" draw:text-style-name="P19" svg:width="0.0193in" svg:height="0.0496in" svg:x="1.0382in" svg:y="0.0953in" svg:viewBox="0 0 50 127" svg:d="M50 44c0-27-10-44-27-44-15 0-23 11-23 22 0 12 8 24 23 24 5 0 11-3 14-6 3-2 3-2 4-2v6c0 32-15 58-29 71-5 5-5 6-5 8 0 3 1 4 5 4 5 0 38-33 38-83z"><text:p/></draw:path><draw:path draw:style-name="gr59" draw:text-style-name="P19" svg:width="0.0685in" svg:height="0.1142in" svg:x="1.1043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60" draw:text-style-name="P19" svg:width="0.0193in" svg:height="0.0496in" svg:x="1.1953in" svg:y="0.0953in" svg:viewBox="0 0 50 127" svg:d="M50 44c0-27-10-44-27-44-15 0-23 11-23 22 0 12 8 24 23 24 5 0 11-3 14-6 3-2 3-2 4-2v6c0 32-15 58-29 71-5 5-5 6-5 8 0 3 1 4 5 4 5 0 38-33 38-83z"><text:p/></draw:path><draw:path draw:style-name="gr61" draw:text-style-name="P19" svg:width="0.0547in" svg:height="0.1106in" svg:x="1.2689in" svg:y="0.002in" svg:viewBox="0 0 140 282" svg:d="M88 11c0-10 0-11-11-11-27 26-64 26-77 26v15c8 0 34 0 55-12v220c0 15 0 20-38 20h-15v13c15-2 53-2 69-2 18 0 54 0 69 2v-13h-13c-38 0-39-5-39-20z"><text:p/></draw:path><draw:path draw:style-name="gr62" draw:text-style-name="P19" svg:width="0.0701in" svg:height="0.1142in" svg:x="1.344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63" draw:text-style-name="P19" svg:width="0.0193in" svg:height="0.0496in" svg:x="1.4346in" svg:y="0.0953in" svg:viewBox="0 0 50 127" svg:d="M50 44c0-27-10-44-27-44-15 0-23 11-23 22 0 12 8 24 23 24 5 0 11-3 14-6 3-2 3-2 4-2v6c0 32-15 58-29 71-5 5-5 6-5 8 0 3 1 4 5 4 5 0 38-33 38-83z"><text:p/></draw:path><draw:path draw:style-name="gr64" draw:text-style-name="P19" svg:width="0.0547in" svg:height="0.1106in" svg:x="1.5091in" svg:y="0.002in" svg:viewBox="0 0 140 282" svg:d="M88 11c0-10 0-11-11-11-27 26-64 26-77 26v15c8 0 34 0 55-12v220c0 15 0 20-38 20h-15v13c15-2 53-2 69-2 18 0 54 0 69 2v-13h-13c-38 0-39-5-39-20z"><text:p/></draw:path><draw:path draw:style-name="gr65" draw:text-style-name="P19" svg:width="0.0547in" svg:height="0.1106in" svg:x="1.5921in" svg:y="0.002in" svg:viewBox="0 0 140 282" svg:d="M88 11c0-10 0-11-11-11-27 26-64 26-77 26v15c8 0 34 0 55-12v220c0 15 0 20-38 20h-15v13c15-2 53-2 69-2 18 0 54 0 69 2v-13h-13c-38 0-39-5-39-20z"><text:p/></draw:path><draw:path draw:style-name="gr66" draw:text-style-name="P19" svg:width="0.0193in" svg:height="0.0496in" svg:x="1.6748in" svg:y="0.0953in" svg:viewBox="0 0 50 127" svg:d="M50 44c0-27-10-44-27-44-15 0-23 11-23 22 0 12 8 24 23 24 5 0 11-3 14-6 3-2 3-2 4-2v6c0 32-15 58-29 71-5 5-5 6-5 8 0 3 1 4 5 4 5 0 38-33 38-83z"><text:p/></draw:path><draw:path draw:style-name="gr67" draw:text-style-name="P19" svg:width="0.0547in" svg:height="0.1106in" svg:x="1.7488in" svg:y="0.002in" svg:viewBox="0 0 140 282" svg:d="M88 11c0-10 0-11-11-11-27 26-64 26-77 26v15c8 0 34 0 55-12v220c0 15 0 20-38 20h-15v13c15-2 53-2 69-2 18 0 54 0 69 2v-13h-13c-38 0-39-5-39-20z"><text:p/></draw:path><draw:path draw:style-name="gr68" draw:text-style-name="P19" svg:width="0.0661in" svg:height="0.1106in" svg:x="1.825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69" draw:text-style-name="P19" svg:width="0.0193in" svg:height="0.0496in" svg:x="1.9146in" svg:y="0.0953in" svg:viewBox="0 0 50 127" svg:d="M50 44c0-27-10-44-27-44-15 0-23 11-23 22 0 12 8 24 23 24 5 0 11-3 14-6 3-2 3-2 4-2v6c0 32-15 58-29 71-5 5-5 6-5 8 0 3 1 4 5 4 5 0 38-33 38-83z"><text:p/></draw:path><draw:path draw:style-name="gr70" draw:text-style-name="P19" svg:width="0.0547in" svg:height="0.1106in" svg:x="1.9886in" svg:y="0.002in" svg:viewBox="0 0 140 282" svg:d="M88 11c0-10 0-11-11-11-27 26-64 26-77 26v15c8 0 34 0 55-12v220c0 15 0 20-38 20h-15v13c15-2 53-2 69-2 18 0 54 0 69 2v-13h-13c-38 0-39-5-39-20z"><text:p/></draw:path><draw:path draw:style-name="gr71" draw:text-style-name="P19" svg:width="0.0685in" svg:height="0.1142in" svg:x="2.0642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72" draw:text-style-name="P19" svg:width="0.0193in" svg:height="0.0496in" svg:x="2.1543in" svg:y="0.0953in" svg:viewBox="0 0 50 127" svg:d="M50 44c0-27-10-44-27-44-15 0-23 11-23 22 0 12 8 24 23 24 5 0 11-3 14-6 3-2 3-2 4-2v6c0 32-15 58-29 71-5 5-5 6-5 8 0 3 1 4 5 4 5 0 38-33 38-83z"><text:p/></draw:path><draw:path draw:style-name="gr73" draw:text-style-name="P19" svg:width="0.0547in" svg:height="0.1106in" svg:x="2.2283in" svg:y="0.002in" svg:viewBox="0 0 140 282" svg:d="M88 11c0-10 0-11-11-11-27 26-64 26-77 26v15c8 0 34 0 55-12v220c0 15 0 20-38 20h-15v13c15-2 53-2 69-2 18 0 54 0 69 2v-13h-13c-38 0-39-5-39-20z"><text:p/></draw:path><draw:path draw:style-name="gr74" draw:text-style-name="P19" svg:width="0.0736in" svg:height="0.1122in" svg:x="2.3016in" svg:y="0in" svg:viewBox="0 0 188 286" svg:d="M113 217v36c0 16 0 21-33 21h-8v12c17-1 40-1 56-1 18 0 41 0 58 1v-12h-8c-32 0-33-5-33-21v-36h43v-14h-43v-192c0-9 0-11-7-11-4 0-5 0-7 5l-131 198v14zM115 203h-103l103-157z"><text:p/></draw:path><draw:path draw:style-name="gr75" draw:text-style-name="P19" svg:width="0.0193in" svg:height="0.0496in" svg:x="2.3941in" svg:y="0.0953in" svg:viewBox="0 0 50 127" svg:d="M50 44c0-27-10-44-27-44-15 0-23 11-23 22 0 12 8 24 23 24 5 0 11-3 14-6 3-2 3-2 4-2v6c0 32-15 58-29 71-5 5-5 6-5 8 0 3 1 4 5 4 5 0 38-33 38-83z"><text:p/></draw:path><draw:path draw:style-name="gr76" draw:text-style-name="P19" svg:width="0.0547in" svg:height="0.1106in" svg:x="2.4685in" svg:y="0.002in" svg:viewBox="0 0 140 282" svg:d="M88 11c0-10 0-11-11-11-27 26-64 26-77 26v15c8 0 34 0 55-12v220c0 15 0 20-38 20h-15v13c15-2 53-2 69-2 18 0 54 0 69 2v-13h-13c-38 0-39-5-39-20z"><text:p/></draw:path><draw:path draw:style-name="gr77" draw:text-style-name="P19" svg:width="0.0661in" svg:height="0.1142in" svg:x="2.5449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path draw:style-name="gr78" draw:text-style-name="P19" svg:width="0.0193in" svg:height="0.0496in" svg:x="2.6339in" svg:y="0.0953in" svg:viewBox="0 0 50 127" svg:d="M50 44c0-27-10-44-27-44-15 0-23 11-23 22 0 12 8 24 23 24 5 0 11-3 14-6 3-2 3-2 4-2v6c0 32-15 58-29 71-5 5-5 6-5 8 0 3 1 4 5 4 5 0 38-33 38-83z"><text:p/></draw:path><draw:path draw:style-name="gr79" draw:text-style-name="P19" svg:width="0.0547in" svg:height="0.1106in" svg:x="2.7083in" svg:y="0.002in" svg:viewBox="0 0 140 282" svg:d="M88 11c0-10 0-11-11-11-27 26-64 26-77 26v15c8 0 34 0 55-12v220c0 15 0 20-38 20h-15v13c15-2 53-2 69-2 18 0 54 0 69 2v-13h-13c-38 0-39-5-39-20z"><text:p/></draw:path><draw:path draw:style-name="gr80" draw:text-style-name="P19" svg:width="0.0685in" svg:height="0.1142in" svg:x="2.7835in" svg:y="0.002in" svg:viewBox="0 0 175 291" svg:d="M38 143v-11c0-106 53-121 75-121 9 0 27 2 37 17-7 0-23 0-23 18 0 14 10 20 19 20 6 0 20-4 20-20 0-26-20-46-54-46-54 0-112 55-112 148 0 113 49 143 89 143 47 0 86-40 86-95 0-54-37-95-84-95-29 0-44 22-53 42zM89 280c-27 0-40-27-42-33-7-20-7-54-7-61 0-32 13-75 51-75 7 0 27 0 40 26 7 16 7 38 7 58s0 42-7 56c-13 26-33 29-42 29z"><text:p/></draw:path><draw:path draw:style-name="gr81" draw:text-style-name="P19" svg:width="0.0193in" svg:height="0.0496in" svg:x="2.8736in" svg:y="0.0953in" svg:viewBox="0 0 50 127" svg:d="M50 44c0-27-10-44-27-44-15 0-23 11-23 22 0 12 8 24 23 24 5 0 11-3 14-6 3-2 3-2 4-2v6c0 32-15 58-29 71-5 5-5 6-5 8 0 3 1 4 5 4 5 0 38-33 38-83z"><text:p/></draw:path><draw:path draw:style-name="gr82" draw:text-style-name="P19" svg:width="0.0547in" svg:height="0.1106in" svg:x="2.9484in" svg:y="0.002in" svg:viewBox="0 0 140 282" svg:d="M88 11c0-10 0-11-11-11-27 26-64 26-77 26v15c8 0 34 0 55-12v220c0 15 0 20-38 20h-15v13c15-2 53-2 69-2 18 0 54 0 69 2v-13h-13c-38 0-39-5-39-20z"><text:p/></draw:path><draw:path draw:style-name="gr83" draw:text-style-name="P19" svg:width="0.0709in" svg:height="0.1157in" svg:x="3.026in" svg:y="0in" svg:viewBox="0 0 181 295" svg:d="M178 29c3-6 3-7 3-16h-102c-53 0-53-6-54-13h-11l-14 88h11c1-8 5-34 11-39 2-3 36-3 40-3h89c-5 7-38 52-48 67-38 58-53 115-53 158 0 5 0 24 20 24s20-19 20-24v-20c0-24 1-48 5-70 1-9 7-45 26-73z"><text:p/></draw:path><draw:path draw:style-name="gr84" draw:text-style-name="P19" svg:width="0.0193in" svg:height="0.0496in" svg:x="3.1134in" svg:y="0.0953in" svg:viewBox="0 0 50 127" svg:d="M50 44c0-27-10-44-27-44-15 0-23 11-23 22 0 12 8 24 23 24 5 0 11-3 14-6 3-2 3-2 4-2v6c0 32-15 58-29 71-5 5-5 6-5 8 0 3 1 4 5 4 5 0 38-33 38-83z"><text:p/></draw:path><draw:path draw:style-name="gr85" draw:text-style-name="P19" svg:width="0.0547in" svg:height="0.1106in" svg:x="3.1878in" svg:y="0.002in" svg:viewBox="0 0 140 282" svg:d="M88 11c0-10 0-11-11-11-27 26-64 26-77 26v15c8 0 34 0 55-12v220c0 15 0 20-38 20h-15v13c15-2 53-2 69-2 18 0 54 0 69 2v-13h-13c-38 0-39-5-39-20z"><text:p/></draw:path><draw:path draw:style-name="gr86" draw:text-style-name="P19" svg:width="0.0685in" svg:height="0.1142in" svg:x="3.263in" svg:y="0.002in" svg:viewBox="0 0 175 291" svg:d="M50 89c-19-13-20-28-20-35 0-25 28-43 58-43 31 0 58 21 58 53 0 24-16 44-43 59zM113 129c31-16 51-38 51-65 0-40-37-64-75-64-43 0-77 31-77 71 0 8 0 26 18 47 5 5 20 14 31 23-25 12-61 34-61 76 0 46 43 74 88 74 48 0 87-35 87-80 0-15-5-34-19-52-10-9-16-12-43-30zM71 147l51 33c12 7 33 19 33 46 0 31-33 54-66 54-37 0-67-27-67-63 0-24 13-51 49-70z"><text:p/></draw:path><draw:path draw:style-name="gr87" draw:text-style-name="P19" svg:width="0.0193in" svg:height="0.0496in" svg:x="3.3531in" svg:y="0.0953in" svg:viewBox="0 0 50 127" svg:d="M50 44c0-27-10-44-27-44-15 0-23 11-23 22 0 12 8 24 23 24 5 0 11-3 14-6 3-2 3-2 4-2v6c0 32-15 58-29 71-5 5-5 6-5 8 0 3 1 4 5 4 5 0 38-33 38-83z"><text:p/></draw:path><draw:path draw:style-name="gr88" draw:text-style-name="P19" svg:width="0.0547in" svg:height="0.1106in" svg:x="3.428in" svg:y="0.002in" svg:viewBox="0 0 140 282" svg:d="M88 11c0-10 0-11-11-11-27 26-64 26-77 26v15c8 0 34 0 55-12v220c0 15 0 20-38 20h-15v13c15-2 53-2 69-2 18 0 54 0 69 2v-13h-13c-38 0-39-5-39-20z"><text:p/></draw:path><draw:path draw:style-name="gr89" draw:text-style-name="P19" svg:width="0.0685in" svg:height="0.1142in" svg:x="3.5031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90" draw:text-style-name="P19" svg:width="0.0193in" svg:height="0.0496in" svg:x="3.5933in" svg:y="0.0953in" svg:viewBox="0 0 50 127" svg:d="M50 44c0-27-10-44-27-44-15 0-23 11-23 22 0 12 8 24 23 24 5 0 11-3 14-6 3-2 3-2 4-2v6c0 32-15 58-29 71-5 5-5 6-5 8 0 3 1 4 5 4 5 0 38-33 38-83z"><text:p/></draw:path><draw:path draw:style-name="gr91" draw:text-style-name="P19" svg:width="0.0661in" svg:height="0.1106in" svg:x="3.6606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92" draw:text-style-name="P19" svg:width="0.0701in" svg:height="0.1142in" svg:x="3.7421in" svg:y="0.002in" svg:viewBox="0 0 179 291" svg:d="M179 147c0-34-3-68-18-100-19-40-53-47-72-47-24 0-57 11-73 50-14 29-16 63-16 97 0 32 2 69 19 102 18 33 49 42 70 42 24 0 55-9 74-50 13-28 16-61 16-94zM89 282c-16 0-42-11-48-51-5-26-5-65-5-89 0-28 0-56 2-78 9-51 41-54 51-54 14 0 43 7 50 49 4 24 4 55 4 83 0 31 0 60-5 86-6 41-30 54-49 54z"><text:p/></draw:path><draw:path draw:style-name="gr93" draw:text-style-name="P19" svg:width="0.0193in" svg:height="0.0496in" svg:x="3.8327in" svg:y="0.0953in" svg:viewBox="0 0 50 127" svg:d="M50 44c0-27-10-44-27-44-15 0-23 11-23 22 0 12 8 24 23 24 5 0 11-3 14-6 3-2 3-2 4-2v6c0 32-15 58-29 71-5 5-5 6-5 8 0 3 1 4 5 4 5 0 38-33 38-83z"><text:p/></draw:path><draw:path draw:style-name="gr94" draw:text-style-name="P19" svg:width="0.0661in" svg:height="0.1106in" svg:x="3.9008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95" draw:text-style-name="P19" svg:width="0.0547in" svg:height="0.1106in" svg:x="3.9902in" svg:y="0.002in" svg:viewBox="0 0 140 282" svg:d="M88 11c0-10 0-11-11-11-27 26-64 26-77 26v15c8 0 34 0 55-12v220c0 15 0 20-38 20h-15v13c15-2 53-2 69-2 18 0 54 0 69 2v-13h-13c-38 0-39-5-39-20z"><text:p/></draw:path><draw:path draw:style-name="gr96" draw:text-style-name="P19" svg:width="0.0193in" svg:height="0.0496in" svg:x="4.0728in" svg:y="0.0953in" svg:viewBox="0 0 50 127" svg:d="M50 44c0-27-10-44-27-44-15 0-23 11-23 22 0 12 8 24 23 24 5 0 11-3 14-6 3-2 3-2 4-2v6c0 32-15 58-29 71-5 5-5 6-5 8 0 3 1 4 5 4 5 0 38-33 38-83z"><text:p/></draw:path><draw:path draw:style-name="gr97" draw:text-style-name="P19" svg:width="0.0661in" svg:height="0.1106in" svg:x="4.14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98" draw:text-style-name="P19" svg:width="0.0661in" svg:height="0.1106in" svg:x="4.223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99" draw:text-style-name="P19" svg:width="0.0193in" svg:height="0.0496in" svg:x="4.3122in" svg:y="0.0953in" svg:viewBox="0 0 50 127" svg:d="M50 44c0-27-10-44-27-44-15 0-23 11-23 22 0 12 8 24 23 24 5 0 11-3 14-6 3-2 3-2 4-2v6c0 32-15 58-29 71-5 5-5 6-5 8 0 3 1 4 5 4 5 0 38-33 38-83z"><text:p/></draw:path><draw:path draw:style-name="gr100" draw:text-style-name="P19" svg:width="0.0661in" svg:height="0.1106in" svg:x="4.3803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101" draw:text-style-name="P19" svg:width="0.0685in" svg:height="0.1142in" svg:x="4.461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102" draw:text-style-name="P19" svg:width="0.0193in" svg:height="0.0496in" svg:x="4.5524in" svg:y="0.0953in" svg:viewBox="0 0 50 127" svg:d="M50 44c0-27-10-44-27-44-15 0-23 11-23 22 0 12 8 24 23 24 5 0 11-3 14-6 3-2 3-2 4-2v6c0 32-15 58-29 71-5 5-5 6-5 8 0 3 1 4 5 4 5 0 38-33 38-83z"><text:p/></draw:path><draw:path draw:style-name="gr103" draw:text-style-name="P19" svg:width="0.0661in" svg:height="0.1106in" svg:x="4.6201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104" draw:text-style-name="P19" svg:width="0.0736in" svg:height="0.1122in" svg:x="4.6996in" svg:y="0in" svg:viewBox="0 0 188 286" svg:d="M113 217v36c0 16 0 21-33 21h-8v12c17-1 40-1 56-1 18 0 41 0 58 1v-12h-8c-32 0-33-5-33-21v-36h43v-14h-43v-192c0-9 0-11-7-11-4 0-5 0-7 5l-131 198v14zM115 203h-103l103-157z"><text:p/></draw:path><draw:path draw:style-name="gr105" draw:text-style-name="P19" svg:width="0.0193in" svg:height="0.0496in" svg:x="4.7921in" svg:y="0.0953in" svg:viewBox="0 0 50 127" svg:d="M50 44c0-27-10-44-27-44-15 0-23 11-23 22 0 12 8 24 23 24 5 0 11-3 14-6 3-2 3-2 4-2v6c0 32-15 58-29 71-5 5-5 6-5 8 0 3 1 4 5 4 5 0 38-33 38-83z"><text:p/></draw:path><draw:path draw:style-name="gr106" draw:text-style-name="P19" svg:width="0.0661in" svg:height="0.1106in" svg:x="4.8602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107" draw:text-style-name="P19" svg:width="0.0661in" svg:height="0.1142in" svg:x="4.9433in" svg:y="0.002in" svg:viewBox="0 0 169 291" svg:d="M169 197c0-50-35-94-80-94-21 0-39 8-54 23v-83c8 3 23 6 36 6 51 0 81-38 81-44 0-3-1-5-3-5-1 0-3 0-4 1-8 4-29 12-57 12-18 0-38-2-57-11-3-2-5-2-5-2-4 0-4 4-4 11v125c0 7 0 11 6 11 3 0 3 0 4-4 5-6 22-30 56-30 21 0 33 19 36 28 7 15 8 32 8 52 0 15 0 41-11 58-9 17-26 29-45 29-30 0-54-23-63-48 1 0 4 0 9 0 13 0 20-10 20-19 0-11-7-22-20-22-8 0-22 2-22 23 0 36 30 77 77 77 49 0 92-40 92-94z"><text:p/></draw:path></draw:g>}</text:p>
      <text:p text:style-name="P1"><text:tab/><text:span text:style-name="T24">4. </text:span>Let <draw:g text:anchor-type="as-char" svg:y="-0.1102in" draw:z-index="6" draw:style-name="gr1"><svg:title>TexMaths</svg:title><svg:desc>12§display§p = 2§svg§600§FALSE§</svg:desc><draw:polygon draw:style-name="gr40" draw:text-style-name="P18" svg:width="0.3882in" svg:height="0.1394in" svg:x="0.0055in" svg:y="0.0035in" svg:viewBox="0 0 987 355" draw:points="494,355 0,355 0,0 987,0 987,355"><text:p/></draw:polygon><draw:path draw:style-name="gr41" draw:text-style-name="P19" svg:width="0.0866in" svg:height="0.1051in" svg:x="0.0004in" svg:y="0.0366in" svg:viewBox="0 0 221 268" svg:d="M32 238c-3 15-3 17-22 17-5 0-10 0-10 8 0 4 2 5 6 5 11 0 23-1 35-1 14 0 29 1 42 1 2 0 7 0 7-8 0-5-4-5-10-5-20 0-20-2-20-6 0-6 17-74 19-84 6 11 18 27 40 27 49 0 102-63 102-124 0-40-24-68-55-68-22 0-43 16-57 31-4-23-23-31-38-31-19 0-28 17-31 24-8 14-14 41-14 41 0 4 5 4 5 4 5 0 5 0 9-9 6-30 15-50 30-50 7 0 13 2 13 19 0 9-1 14-4 21zM108 55c3-12 15-24 22-30 14-13 26-15 33-15 17 0 28 14 28 39s-14 73-22 90c-14 29-34 43-50 43-29 0-34-36-34-37s0-2 1-7z"><text:p/></draw:path><draw:path draw:style-name="gr42" draw:text-style-name="P19" svg:width="0.1102in" svg:height="0.0386in" svg:x="0.1449in" svg:y="0.0492in" svg:viewBox="0 0 281 99" svg:d="M267 17c7 0 14 0 14-9 0-8-7-8-13-8h-254c-7 0-14 0-14 8 0 9 7 9 14 9zM268 99c6 0 13 0 13-8s-7-8-14-8h-253c-7 0-14 0-14 8s7 8 14 8z"><text:p/></draw:path><draw:path draw:style-name="gr43" draw:text-style-name="P19" svg:width="0.0661in" svg:height="0.1102in" svg:x="0.3197in" svg:y="0in" svg:viewBox="0 0 169 281" svg:d="M32 249l46-44c66-59 91-80 91-122 0-49-37-83-90-83-48 0-79 40-79 77 0 22 22 22 22 22 8 0 22-4 22-21 0-11-8-23-22-23-4 0-4 0-5 1 9-27 32-43 57-43 39 0 57 34 57 70 0 33-22 67-45 92l-81 90c-5 4-5 6-5 16h157l12-74h-10c-3 13-5 33-9 39-3 3-32 3-41 3z"><text:p/></draw:path></draw:g>.</text:p>
      <text:p text:style-name="P2"><text:span text:style-name="T23"><text:tab/>5. For all </text:span><text:span text:style-name="T23"><draw:g text:anchor-type="as-char" svg:y="-0.1138in" draw:z-index="11" draw:style-name="gr1"><svg:title>TexMaths</svg:title><svg:desc>12§display§p*q \geq N, q \in \mathbb{Z}§svg§600§FALSE§</svg:desc><draw:polygon draw:style-name="gr150" draw:text-style-name="P18" svg:width="1.152in" svg:height="0.1465in" svg:x="0.0051in" svg:y="0in" svg:viewBox="0 0 2927 373" draw:points="1463,373 0,373 0,0 2927,0 2927,373"><text:p/></draw:polygon><draw:path draw:style-name="gr151" draw:text-style-name="P19" svg:width="0.0866in" svg:height="0.1055in" svg:x="0in" svg:y="0.0406in" svg:viewBox="0 0 221 269" svg:d="M32 239c-3 14-3 16-22 16-5 0-10 0-10 9 0 3 2 5 6 5 11 0 23-2 35-2 14 0 29 2 42 2 2 0 7 0 7-9 0-5-4-5-10-5-20 0-20-2-20-6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ath draw:style-name="gr152" draw:text-style-name="P19" svg:width="0.061in" svg:height="0.0713in" svg:x="0.1366in" svg:y="0.0366in" svg:viewBox="0 0 156 182" svg:d="M89 17c0-6 0-17-10-17-7 0-13 6-12 11v6l6 66-54-40c-3-2-5-2-7-2-6 0-12 5-12 11 0 7 4 8 8 10l62 29-59 29c-7 2-11 5-11 11s6 12 12 12c2 0 4 0 14-9l47-33-6 70c0 9 7 11 11 11 6 0 11-2 11-11l-5-70 53 39c5 1 5 3 8 3 6 0 11-6 11-12s-4-9-8-11c-26-12-27-12-59-29l57-27c8-4 10-5 10-12 0-6-5-11-11-11-3 0-3 0-14 7l-47 35z"><text:p/></draw:path><draw:path draw:style-name="gr153" draw:text-style-name="P19" svg:width="0.0685in" svg:height="0.1055in" svg:x="0.2524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154" draw:text-style-name="P19" svg:width="0.1012in" svg:height="0.1283in" svg:x="0.3854in" svg:y="0.0083in" svg:viewBox="0 0 258 327" svg:d="M251 132c6-3 7-5 7-10s-1-6-7-9l-234-111c-6-2-7-2-9-2-4 0-8 4-8 8 0 5 4 8 7 10l223 104-222 105c-8 3-8 7-8 9 0 5 4 9 8 9 2 0 3 0 9-4zM244 327c7 0 14 0 14-9s-8-9-14-9h-228c-8 0-16 0-16 9s7 9 14 9z"><text:p/></draw:path><draw:path draw:style-name="gr155" draw:text-style-name="P19" svg:width="0.1398in" svg:height="0.1134in" svg:x="0.5539in" svg:y="0.0012in" svg:viewBox="0 0 356 289" svg:d="M304 44c3-16 10-30 44-31 4 0 8-1 8-8 0-1 0-5-6-5-13 0-28 1-42 1s-30-1-43-1c-3 0-8 0-8 8 0 5 5 5 8 5 24 0 29 9 29 18 0 1-1 9-2 10l-47 187-94-221c-3-7-3-7-13-7h-56c-9 0-12 0-12 8 0 5 3 5 10 5 3 0 29 0 29 4l-56 226c-4 17-12 32-46 32-2 0-7 1-7 9 0 3 2 5 6 5 13 0 28-1 42-1s30 1 43 1c3 0 7 0 7-10 0-3-3-4-8-4-24 0-28-10-28-18 0-3 2-5 3-10l55-223c2 2 2 4 4 7l105 250c4 7 4 8 9 8 4 0 4-1 6-10z"><text:p/></draw:path><draw:path draw:style-name="gr156" draw:text-style-name="P19" svg:width="0.0193in" svg:height="0.0496in" svg:x="0.7039in" svg:y="0.0965in" svg:viewBox="0 0 50 127" svg:d="M50 44c0-27-10-44-27-44-15 0-23 11-23 22 0 12 8 24 23 24 5 0 11-3 14-6 3-2 3-2 4-2v6c0 32-15 58-29 71-5 5-5 6-5 7 0 4 1 5 5 5 5 0 38-33 38-83z"><text:p/></draw:path><draw:path draw:style-name="gr157" draw:text-style-name="P19" svg:width="0.0685in" svg:height="0.1055in" svg:x="0.7701in" svg:y="0.0406in" svg:viewBox="0 0 175 269" svg:d="M175 5c0-3-1-5-5-5s-21 17-28 30c-10-23-26-30-40-30-50 0-102 62-102 123 0 42 25 69 55 69 19 0 36-11 51-27-4 16-17 72-18 76-4 13-9 14-32 14-6 0-9 0-9 10 0 0 0 4 5 4 13 0 28-2 43-2 14 0 29 2 43 2 2 0 8 0 8-9 0-5-4-5-12-5-20 0-20-2-20-6 0-3 1-6 2-9zM58 182c-27 0-28-32-28-39 0-21 12-67 20-84 12-33 34-49 52-49 28 0 34 33 34 36s-23 95-24 97c-8 13-32 39-54 39z"><text:p/></draw:path><draw:path draw:style-name="gr158" draw:text-style-name="P19" svg:width="0.0831in" svg:height="0.0965in" svg:x="0.9035in" svg:y="0.0248in" svg:viewBox="0 0 212 246" svg:d="M197 132c7 0 15 0 15-10 0-8-8-8-15-8h-180c5-56 54-97 114-97h66c7 0 15 0 15-9 0-8-8-8-15-8h-67c-72 0-130 55-130 122s58 124 130 124h67c7 0 15 0 15-10 0-8-8-8-15-8h-66c-60 0-109-40-114-96z"><text:p/></draw:path><draw:path draw:style-name="gr159" draw:text-style-name="P19" svg:width="0.1008in" svg:height="0.1134in" svg:x="1.0508in" svg:y="0.0012in" svg:viewBox="0 0 257 289" svg:d="M240 16c4-6 4-8 4-9 0-7-6-7-14-7h-194c-13 0-13 1-14 12l-6 58-2 4c0 6 5 9 8 9 4 0 7-4 7-6 2-11 6-29 31-46 24-14 54-17 68-17h35l-159 261c-4 4-4 6-4 7 0 7 7 7 14 7h218c12 0 12 0 14-11l11-84c0-5-4-7-6-7-7 0-9 4-9 12-8 35-40 76-100 76h-60zM36 14h23v2c-12 6-19 13-25 18zM180 14h43l-158 261h-43zM203 275c12-8 23-17 32-29-1 9-2 14-3 29z"><text:p/></draw:path></draw:g></text:span><text:span text:style-name="T23">, remove </text:span><text:span text:style-name="T23"><draw:g text:anchor-type="as-char" svg:y="-0.078in" draw:z-index="8" draw:style-name="gr1"><svg:title>TexMaths</svg:title><svg:desc>12§display§p*q§svg§600§FALSE§</svg:desc><draw:polygon draw:style-name="gr108" draw:text-style-name="P18" svg:width="0.3201in" svg:height="0.1102in" svg:x="0.0051in" svg:y="0in" svg:viewBox="0 0 814 281" draw:points="407,281 0,281 0,0 814,0 814,281"><text:p/></draw:polygon><draw:path draw:style-name="gr109" draw:text-style-name="P19" svg:width="0.0866in" svg:height="0.1059in" svg:x="0in" svg:y="0.0039in" svg:viewBox="0 0 221 270" svg:d="M32 240c-3 14-3 18-22 18-5 0-10 0-10 7 0 4 2 5 6 5 11 0 23-1 35-1 14 0 29 1 42 1 2 0 7 0 7-7 0-5-4-5-10-5-20 0-20-4-20-7 0-6 17-74 19-85 6 11 18 27 40 27 49 0 102-63 102-124 0-41-24-69-55-69-22 0-44 16-57 31-5-23-23-31-38-31-19 0-28 17-31 24-8 15-14 41-14 41 0 5 5 5 5 5 5 0 5 0 9-10 6-30 15-50 30-50 7 0 13 2 13 19 0 10-1 14-4 22zM108 55c2-12 14-24 22-30 14-13 26-15 33-15 17 0 28 14 28 39 0 26-15 74-22 91-14 29-35 43-50 43-29 0-34-35-34-37 0-1 0-3 1-7z"><text:p/></draw:path><draw:path draw:style-name="gr110" draw:text-style-name="P19" svg:width="0.061in" svg:height="0.0717in" svg:x="0.1366in" svg:y="0in" svg:viewBox="0 0 156 183" svg:d="M89 17c0-6 0-17-10-17-7 0-13 6-12 11v6l6 66-54-40c-3-2-5-2-7-2-6 0-12 5-12 11 0 7 4 8 8 11l62 29-59 28c-7 3-11 5-11 11s6 12 12 12c2 0 4 0 14-8l47-34-6 71c0 10 7 11 11 11 6 0 11-2 11-11l-5-71 53 40c5 2 5 2 8 2 6 0 11-6 11-12s-4-8-8-11c-26-12-27-12-59-28l57-28c8-4 10-5 10-12 0-6-5-11-11-11-3 0-3 0-14 7l-47 35z"><text:p/></draw:path><draw:path draw:style-name="gr111" draw:text-style-name="P19" svg:width="0.0685in" svg:height="0.1059in" svg:x="0.2524in" svg:y="0.0039in" svg:viewBox="0 0 175 270" svg:d="M175 5c0-3-1-5-5-5s-21 17-28 30c-10-23-26-30-40-30-50 0-102 63-102 124 0 42 25 69 55 69 19 0 36-11 51-26-4 15-17 73-18 76-4 12-9 14-32 15-6 0-9 0-9 8 0 0 0 4 5 4 13 0 28-1 43-1 14 0 29 1 43 1 2 0 8 0 8-7 0-5-4-5-12-5-20 0-20-4-20-7s1-6 2-10zM58 183c-27 0-28-32-28-40 0-20 12-67 20-84 12-32 34-49 52-49 28 0 34 33 34 36s-23 97-24 97c-8 14-32 40-54 40z"><text:p/></draw:path></draw:g></text:span><text:span text:style-name="T23"><text:s/>from C</text:span>.</text:p>
      <text:p text:style-name="P3"><text:tab/>6. C = {<draw:g text:anchor-type="as-char" svg:y="-0.111in" draw:z-index="9" draw:style-name="gr1"><svg:title>TexMaths</svg:title><svg:desc>12§display§2, 3, 5, 7, 9, 11, 13, 15, 17, 19, 21, 23, 25§svg§600§FALSE§</svg:desc><draw:polygon draw:style-name="gr112" draw:text-style-name="P18" svg:width="2.6291in" svg:height="0.1398in" svg:x="0in" svg:y="0.0051in" svg:viewBox="0 0 6679 356" draw:points="3339,356 0,356 0,0 6679,0 6679,356"><text:p/></draw:polygon><draw:path draw:style-name="gr113" draw:text-style-name="P19" svg:width="0.0661in" svg:height="0.1106in" svg:x="0.0087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114" draw:text-style-name="P19" svg:width="0.0193in" svg:height="0.0496in" svg:x="0.0972in" svg:y="0.0953in" svg:viewBox="0 0 50 127" svg:d="M50 44c0-27-10-44-27-44-15 0-23 11-23 22 0 12 8 24 23 24 5 0 11-3 14-6 3-2 3-2 4-2v6c0 32-15 58-29 71-5 5-5 6-5 8 0 3 1 4 5 4 5 0 38-33 38-83z"><text:p/></draw:path><draw:path draw:style-name="gr115" draw:text-style-name="P19" svg:width="0.0685in" svg:height="0.1142in" svg:x="0.1634in" svg:y="0.002in" svg:viewBox="0 0 175 291" svg:d="M106 132c34-9 58-40 58-73 0-35-37-59-78-59-42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116" draw:text-style-name="P19" svg:width="0.0193in" svg:height="0.0496in" svg:x="0.2543in" svg:y="0.0953in" svg:viewBox="0 0 50 127" svg:d="M50 44c0-27-10-44-27-44-15 0-23 11-23 22 0 12 8 24 23 24 5 0 11-3 14-6 3-2 3-2 4-2v6c0 32-15 58-29 71-5 5-5 6-5 8 0 3 1 4 5 4 5 0 38-33 38-83z"><text:p/></draw:path><draw:path draw:style-name="gr117" draw:text-style-name="P19" svg:width="0.0661in" svg:height="0.1142in" svg:x="0.322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118" draw:text-style-name="P19" svg:width="0.0193in" svg:height="0.0496in" svg:x="0.411in" svg:y="0.0953in" svg:viewBox="0 0 50 127" svg:d="M50 44c0-27-10-44-27-44-15 0-23 11-23 22 0 12 8 24 23 24 5 0 11-3 14-6 3-2 3-2 4-2v6c0 32-15 58-29 71-5 5-5 6-5 8 0 3 1 4 5 4 5 0 38-33 38-83z"><text:p/></draw:path><draw:path draw:style-name="gr119" draw:text-style-name="P19" svg:width="0.0709in" svg:height="0.1157in" svg:x="0.4795in" svg:y="0in" svg:viewBox="0 0 181 295" svg:d="M178 29c3-6 3-7 3-16h-102c-53 0-53-6-54-13h-11l-14 88h11c1-8 5-34 11-39 2-3 36-3 40-3h89c-5 7-38 52-48 67-38 58-53 115-53 158 0 5 0 24 20 24s20-19 20-24v-20c0-24 1-48 4-70 2-9 8-45 27-73z"><text:p/></draw:path><draw:path draw:style-name="gr120" draw:text-style-name="P19" svg:width="0.0193in" svg:height="0.0496in" svg:x="0.5677in" svg:y="0.0953in" svg:viewBox="0 0 50 127" svg:d="M50 44c0-27-10-44-27-44-15 0-23 11-23 22 0 12 8 24 23 24 5 0 11-3 14-6 3-2 3-2 4-2v6c0 32-15 58-29 71-5 5-5 6-5 8 0 3 1 4 5 4 5 0 38-33 38-83z"><text:p/></draw:path><draw:path draw:style-name="gr121" draw:text-style-name="P19" svg:width="0.0685in" svg:height="0.1142in" svg:x="0.6339in" svg:y="0.002in" svg:viewBox="0 0 175 291" svg:d="M138 147v14c0 100-44 119-68 119-8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122" draw:text-style-name="P19" svg:width="0.0193in" svg:height="0.0496in" svg:x="0.7248in" svg:y="0.0953in" svg:viewBox="0 0 50 127" svg:d="M50 44c0-27-10-44-27-44-15 0-23 11-23 22 0 12 8 24 23 24 5 0 11-3 14-6 3-2 3-2 4-2v6c0 32-15 58-29 71-5 5-5 6-5 8 0 3 1 4 5 4 5 0 38-33 38-83z"><text:p/></draw:path><draw:path draw:style-name="gr123" draw:text-style-name="P19" svg:width="0.0547in" svg:height="0.1106in" svg:x="0.7988in" svg:y="0.002in" svg:viewBox="0 0 140 282" svg:d="M88 11c0-10 0-11-11-11-27 26-64 26-77 26v15c8 0 34 0 55-12v220c0 15 0 20-38 20h-15v13c15-2 53-2 69-2 18 0 54 0 69 2v-13h-13c-38 0-39-5-39-20z"><text:p/></draw:path><draw:path draw:style-name="gr124" draw:text-style-name="P19" svg:width="0.0547in" svg:height="0.1106in" svg:x="0.8819in" svg:y="0.002in" svg:viewBox="0 0 140 282" svg:d="M88 11c0-10 0-11-11-11-27 26-64 26-77 26v15c8 0 34 0 55-12v220c0 15 0 20-38 20h-15v13c15-2 53-2 69-2 18 0 54 0 69 2v-13h-13c-38 0-39-5-39-20z"><text:p/></draw:path><draw:path draw:style-name="gr125" draw:text-style-name="P19" svg:width="0.0193in" svg:height="0.0496in" svg:x="0.9646in" svg:y="0.0953in" svg:viewBox="0 0 50 127" svg:d="M50 44c0-27-10-44-27-44-15 0-23 11-23 22 0 12 8 24 23 24 5 0 11-3 14-6 3-2 3-2 4-2v6c0 32-15 58-29 71-5 5-5 6-5 8 0 3 1 4 5 4 5 0 38-33 38-83z"><text:p/></draw:path><draw:path draw:style-name="gr126" draw:text-style-name="P19" svg:width="0.0547in" svg:height="0.1106in" svg:x="1.039in" svg:y="0.002in" svg:viewBox="0 0 140 282" svg:d="M88 11c0-10 0-11-11-11-27 26-64 26-77 26v15c8 0 34 0 55-12v220c0 15 0 20-38 20h-15v13c15-2 53-2 69-2 18 0 54 0 69 2v-13h-13c-38 0-39-5-39-20z"><text:p/></draw:path><draw:path draw:style-name="gr127" draw:text-style-name="P19" svg:width="0.0685in" svg:height="0.1142in" svg:x="1.1138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128" draw:text-style-name="P19" svg:width="0.0193in" svg:height="0.0496in" svg:x="1.2043in" svg:y="0.0953in" svg:viewBox="0 0 50 127" svg:d="M50 44c0-27-10-44-27-44-15 0-23 11-23 22 0 12 8 24 23 24 5 0 11-3 14-6 3-2 3-2 4-2v6c0 32-15 58-29 71-5 5-5 6-5 8 0 3 1 4 5 4 5 0 38-33 38-83z"><text:p/></draw:path><draw:path draw:style-name="gr129" draw:text-style-name="P19" svg:width="0.0547in" svg:height="0.1106in" svg:x="1.2787in" svg:y="0.002in" svg:viewBox="0 0 140 282" svg:d="M88 11c0-10 0-11-11-11-27 26-64 26-77 26v15c8 0 34 0 55-12v220c0 15 0 20-38 20h-15v13c15-2 53-2 69-2 18 0 54 0 69 2v-13h-13c-38 0-39-5-39-20z"><text:p/></draw:path><draw:path draw:style-name="gr130" draw:text-style-name="P19" svg:width="0.0661in" svg:height="0.1142in" svg:x="1.3547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path draw:style-name="gr131" draw:text-style-name="P19" svg:width="0.0193in" svg:height="0.0496in" svg:x="1.4441in" svg:y="0.0953in" svg:viewBox="0 0 50 127" svg:d="M50 44c0-27-10-44-27-44-15 0-23 11-23 22 0 12 8 24 23 24 5 0 11-3 14-6 3-2 3-2 4-2v6c0 32-15 58-29 71-5 5-5 6-5 8 0 3 1 4 5 4 5 0 38-33 38-83z"><text:p/></draw:path><draw:path draw:style-name="gr132" draw:text-style-name="P19" svg:width="0.0547in" svg:height="0.1106in" svg:x="1.5185in" svg:y="0.002in" svg:viewBox="0 0 140 282" svg:d="M88 11c0-10 0-11-11-11-27 26-64 26-77 26v15c8 0 34 0 55-12v220c0 15 0 20-38 20h-15v13c15-2 53-2 69-2 18 0 54 0 69 2v-13h-13c-38 0-39-5-39-20z"><text:p/></draw:path><draw:path draw:style-name="gr133" draw:text-style-name="P19" svg:width="0.0709in" svg:height="0.1157in" svg:x="1.5965in" svg:y="0in" svg:viewBox="0 0 181 295" svg:d="M178 29c3-6 3-7 3-16h-102c-53 0-53-6-54-13h-11l-14 88h11c1-8 5-34 11-39 2-3 36-3 40-3h89c-5 7-38 52-48 67-38 58-53 115-53 158 0 5 0 24 20 24s20-19 20-24v-20c0-24 1-48 4-70 2-9 8-45 27-73z"><text:p/></draw:path><draw:path draw:style-name="gr134" draw:text-style-name="P19" svg:width="0.0193in" svg:height="0.0496in" svg:x="1.6839in" svg:y="0.0953in" svg:viewBox="0 0 50 127" svg:d="M50 44c0-27-10-44-27-44-15 0-23 11-23 22 0 12 8 24 23 24 5 0 11-3 14-6 3-2 3-2 4-2v6c0 32-15 58-29 71-5 5-5 6-5 8 0 3 1 4 5 4 5 0 38-33 38-83z"><text:p/></draw:path><draw:path draw:style-name="gr135" draw:text-style-name="P19" svg:width="0.0547in" svg:height="0.1106in" svg:x="1.7583in" svg:y="0.002in" svg:viewBox="0 0 140 282" svg:d="M88 11c0-10 0-11-11-11-27 26-64 26-77 26v15c8 0 34 0 55-12v220c0 15 0 20-38 20h-15v13c15-2 53-2 69-2 18 0 54 0 69 2v-13h-13c-38 0-39-5-39-20z"><text:p/></draw:path><draw:path draw:style-name="gr136" draw:text-style-name="P19" svg:width="0.0685in" svg:height="0.1142in" svg:x="1.8335in" svg:y="0.002in" svg:viewBox="0 0 175 291" svg:d="M138 147v14c0 100-44 119-68 119-9 0-30-1-42-16 18 0 22-13 22-19 0-13-10-20-20-20-7 0-19 3-19 21 0 28 23 45 59 45 54 0 105-58 105-148 0-114-48-143-86-143-23 0-43 7-63 26-16 20-26 38-26 69 0 53 37 94 84 94 26 0 43-17 54-42zM85 180c-6 0-26 0-39-26-8-17-8-37-8-58 0-23 0-43 9-59 12-20 27-26 42-26 20 0 33 14 42 33 5 14 6 40 6 59 0 36-15 77-52 77z"><text:p/></draw:path><draw:path draw:style-name="gr137" draw:text-style-name="P19" svg:width="0.0193in" svg:height="0.0496in" svg:x="1.9236in" svg:y="0.0953in" svg:viewBox="0 0 50 127" svg:d="M50 44c0-27-10-44-27-44-15 0-23 11-23 22 0 12 8 24 23 24 5 0 11-3 14-6 3-2 3-2 4-2v6c0 32-15 58-29 71-5 5-5 6-5 8 0 3 1 4 5 4 5 0 38-33 38-83z"><text:p/></draw:path><draw:path draw:style-name="gr138" draw:text-style-name="P19" svg:width="0.0661in" svg:height="0.1106in" svg:x="1.99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139" draw:text-style-name="P19" svg:width="0.0547in" svg:height="0.1106in" svg:x="2.0811in" svg:y="0.002in" svg:viewBox="0 0 140 282" svg:d="M88 11c0-10 0-11-11-11-27 26-64 26-77 26v15c8 0 34 0 55-12v220c0 15 0 20-38 20h-15v13c15-2 53-2 69-2 18 0 54 0 69 2v-13h-13c-38 0-39-5-39-20z"><text:p/></draw:path><draw:path draw:style-name="gr140" draw:text-style-name="P19" svg:width="0.0193in" svg:height="0.0496in" svg:x="2.1638in" svg:y="0.0953in" svg:viewBox="0 0 50 127" svg:d="M50 44c0-27-10-44-27-44-15 0-23 11-23 22 0 12 8 24 23 24 5 0 11-3 14-6 3-2 3-2 4-2v6c0 32-15 58-29 71-5 5-5 6-5 8 0 3 1 4 5 4 5 0 38-33 38-83z"><text:p/></draw:path><draw:path draw:style-name="gr141" draw:text-style-name="P19" svg:width="0.0661in" svg:height="0.1106in" svg:x="2.2319in" svg:y="0.002in" svg:viewBox="0 0 169 282" svg:d="M32 250l46-45c66-58 91-80 91-122 0-49-37-83-90-83-48 0-79 40-79 77 0 23 22 23 22 23 8 0 22-5 22-22 0-11-8-23-22-23-4 0-4 0-5 1 9-27 32-43 57-43 39 0 57 34 57 70 0 34-22 67-45 92l-81 90c-5 5-5 6-5 17h157l12-74h-11c-2 13-4 32-8 38-4 4-32 4-41 4z"><text:p/></draw:path><draw:path draw:style-name="gr142" draw:text-style-name="P19" svg:width="0.0685in" svg:height="0.1142in" svg:x="2.313in" svg:y="0.002in" svg:viewBox="0 0 175 291" svg:d="M106 132c34-9 58-40 58-73 0-35-37-59-78-59-43 0-74 25-74 58 0 13 10 21 20 21 14 0 23-9 23-21 0-22-20-22-26-22 12-19 41-25 55-25 18 0 42 9 42 47 0 6-1 30-13 49-12 20-27 20-37 22-3 0-14 1-16 1-5 0-7 1-7 5s2 4 11 4h18c34 0 50 29 50 70 0 58-29 71-48 71-18 0-49-9-65-34 16 4 28-6 28-23 0-15-11-24-23-24-11 0-24 8-24 26 0 38 40 66 85 66 52 0 90-39 90-82 0-34-26-67-69-77z"><text:p/></draw:path><draw:path draw:style-name="gr143" draw:text-style-name="P19" svg:width="0.0193in" svg:height="0.0496in" svg:x="2.4035in" svg:y="0.0953in" svg:viewBox="0 0 50 127" svg:d="M50 44c0-27-10-44-27-44-15 0-23 11-23 22 0 12 8 24 23 24 5 0 11-3 14-6 3-2 3-2 4-2v6c0 32-15 58-29 71-5 5-5 6-5 8 0 3 1 4 5 4 5 0 38-33 38-83z"><text:p/></draw:path><draw:path draw:style-name="gr144" draw:text-style-name="P19" svg:width="0.0661in" svg:height="0.1106in" svg:x="2.4717in" svg:y="0.002in" svg:viewBox="0 0 169 282" svg:d="M32 250l46-45c66-58 91-80 91-122 0-49-37-83-90-83-48 0-79 40-79 77 0 23 22 23 22 23 8 0 22-5 22-22 0-11-8-23-22-23-4 0-4 0-5 1 9-27 32-43 57-43 39 0 57 34 57 70 0 34-22 67-45 92l-81 90c-5 5-5 6-5 17h157l12-74h-11c-2 13-4 32-9 38-3 4-31 4-40 4z"><text:p/></draw:path><draw:path draw:style-name="gr145" draw:text-style-name="P19" svg:width="0.0661in" svg:height="0.1142in" svg:x="2.5543in" svg:y="0.002in" svg:viewBox="0 0 169 291" svg:d="M169 197c0-50-35-94-80-94-21 0-39 8-54 23v-83c8 3 23 6 36 6 51 0 81-38 81-44 0-3-1-5-3-5-1 0-3 0-4 1-8 4-29 12-57 12-18 0-38-2-57-11-3-2-5-2-5-2-4 0-4 4-4 11v125c0 7 0 11 6 11 3 0 3 0 4-4 5-6 22-30 56-30 21 0 32 19 36 28 7 15 8 32 8 52 0 15 0 41-11 58-9 17-26 29-45 29-30 0-54-23-63-48 1 0 4 0 9 0 13 0 20-10 20-19 0-11-7-22-20-22-8 0-22 2-22 23 0 36 29 77 77 77 49 0 92-40 92-94z"><text:p/></draw:path></draw:g>}</text:p>
      <text:p text:style-name="P4"><text:span text:style-name="T25">As we can see, once 3 and 5 are done sieving, the list will be composed of completely prime numbers due to no number in the list being greater than 5 * 5, which is the last element cleared from the list. This method improves over trial division by reducing the number of computations it takes to remove a number from the list down to a single computation per number. Another improvement it makes over trial division is how it grows in complexity as </text:span><text:span text:style-name="T25"><draw:g text:anchor-type="as-char" svg:y="-0.1161in" draw:z-index="10" draw:style-name="gr1"><svg:title>TexMaths</svg:title><svg:desc>12§display§N \to \infty§svg§600§FALSE§</svg:desc><draw:polygon draw:style-name="gr146" draw:text-style-name="P18" svg:width="0.5764in" svg:height="0.1138in" svg:x="0in" svg:y="0in" svg:viewBox="0 0 1465 290" draw:points="733,290 0,290 0,0 1465,0 1465,290"><text:p/></draw:polygon><draw:path draw:style-name="gr147" draw:text-style-name="P19" svg:width="0.1402in" svg:height="0.1138in" svg:x="0.0067in" svg:y="0in" svg:viewBox="0 0 357 290" svg:d="M304 44c3-16 11-30 44-31 4 0 9-1 9-8 0-1 0-5-6-5-14 0-29 1-42 1-15 0-30-1-44-1-3 0-8 0-8 8 0 5 5 5 8 5 24 0 29 9 29 18 0 1-1 9-2 10l-47 188-94-222c-3-7-3-7-13-7h-56c-9 0-12 0-12 8 0 5 3 5 10 5 3 0 29 0 29 4l-56 227c-4 18-12 31-46 32-2 0-7 2-7 9 0 2 2 5 6 5 13 0 28-2 42-2s30 2 43 2c3 0 7 0 7-9 0-3-3-5-8-5-24 0-28-9-28-18 0-3 2-4 3-9l55-225c2 2 2 4 4 7l105 251c4 6 4 8 9 8s5-2 6-9z"><text:p/></draw:path><draw:path draw:style-name="gr148" draw:text-style-name="P19" svg:width="0.1476in" svg:height="0.0866in" svg:x="0.2071in" svg:y="0.0287in" svg:viewBox="0 0 376 221" svg:d="M329 119c-23 18-34 36-38 41-18 30-22 56-22 56 0 5 5 5 8 5 8 0 9-1 10-7 10-42 35-78 83-97 5-3 6-4 6-6 0-3-4-4-4-5-19-7-69-28-86-99 0-6-1-7-9-7-3 0-8 0-8 5 0 1 4 27 22 56 8 13 20 28 38 41h-313c-9 0-16 0-16 9 0 8 7 8 16 8z"><text:p/></draw:path><draw:path draw:style-name="gr149" draw:text-style-name="P19" svg:width="0.148in" svg:height="0.0752in" svg:x="0.4189in" svg:y="0.0402in" svg:viewBox="0 0 377 192" svg:d="M192 73c-23-30-29-36-41-47-24-19-48-26-69-26-50 0-82 47-82 96s31 96 79 96c49 0 84-38 106-72 23 29 28 35 41 46 23 19 47 26 69 26 48 0 82-47 82-96s-32-96-82-96c-48 0-82 38-103 73zM203 88c17-32 49-75 96-75 44 0 68 45 68 83 0 41-28 76-66 76-25 0-44-18-52-27-11-12-21-25-46-57zM174 106c-18 30-49 73-97 73-45 0-67-44-67-83 0-41 27-76 64-76 26 0 44 18 53 27 11 12 21 25 47 59z"><text:p/></draw:path></draw:g></text:span><text:span text:style-name="T25">. </text:span><text:span text:style-name="T26">As stated, trial division’s complexity grows linearly at a rate of </text:span><text:span text:style-name="T28"><draw:g text:anchor-type="as-char" svg:y="-0.1252in" draw:z-index="13" draw:style-name="gr1"><svg:title>TexMaths</svg:title><svg:desc>12§display§f(x) = x-2§svg§600§FALSE§</svg:desc><draw:polygon draw:style-name="gr169" draw:text-style-name="P18" svg:width="0.9256in" svg:height="0.1657in" svg:x="0in" svg:y="0.0004in" svg:viewBox="0 0 2352 422" draw:points="1176,422 0,422 0,0 2352,0 2352,422"><text:p/></draw:polygon><draw:path draw:style-name="gr170" draw:text-style-name="P19" svg:width="0.0827in" svg:height="0.1512in" svg:x="0.0087in" svg:y="0.0075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171" draw:text-style-name="P19" svg:width="0.0382in" svg:height="0.1657in" svg:x="0.1157in" svg:y="0.0004in" svg:viewBox="0 0 98 422" svg:d="M98 419c0-1 0-3-7-10-53-53-66-133-66-198 0-73 16-146 69-199 4-5 4-6 4-8 0-3-1-4-4-4-4 0-42 29-68 83-21 45-26 92-26 128 0 34 5 84 28 132 26 53 62 79 66 79 3 0 4-1 4-3z"><text:p/></draw:path><draw:path draw:style-name="gr172" draw:text-style-name="P19" svg:width="0.0827in" svg:height="0.0752in" svg:x="0.1685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3 46-43 55-56 55-17 0-23-13-23-27 0-10 2-18 7-37z"><text:p/></draw:path><draw:path draw:style-name="gr173" draw:text-style-name="P19" svg:width="0.0382in" svg:height="0.1657in" svg:x="0.2677in" svg:y="0.0004in" svg:viewBox="0 0 98 422" svg:d="M98 211c0-32-4-84-27-132-25-51-63-79-67-79-2 0-4 2-4 4s0 3 7 10c43 41 67 108 67 197 0 72-15 147-68 199-6 6-6 8-6 9 0 2 2 3 4 3 4 0 43-28 68-82 22-46 26-93 26-129z"><text:p/></draw:path><draw:path draw:style-name="gr174" draw:text-style-name="P19" svg:width="0.1102in" svg:height="0.039in" svg:x="0.3787in" svg:y="0.0634in" svg:viewBox="0 0 281 100" svg:d="M266 17c8 0 15 0 15-9 0-8-7-8-13-8h-254c-7 0-14 0-14 8 0 9 7 9 14 9zM268 100c6 0 13 0 13-9 0-8-7-8-15-8h-252c-7 0-14 0-14 8 0 9 7 9 14 9z"><text:p/></draw:path><draw:path draw:style-name="gr175" draw:text-style-name="P19" svg:width="0.0827in" svg:height="0.0752in" svg:x="0.5492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76" draw:text-style-name="P19" svg:width="0.1012in" svg:height="0.0067in" svg:x="0.6902in" svg:y="0.0799in" svg:viewBox="0 0 258 18" svg:d="M244 18c7 0 14 0 14-10 0-8-7-8-14-8h-230c-7 0-14 0-14 8 0 10 7 10 14 10z"><text:p/></draw:path><draw:path draw:style-name="gr177" draw:text-style-name="P19" svg:width="0.0661in" svg:height="0.1106in" svg:x="0.8508in" svg:y="0.0138in" svg:viewBox="0 0 169 282" svg:d="M32 250l46-45c66-59 91-80 91-122 0-49-37-83-90-83-48 0-79 40-79 77 0 23 22 23 22 23 8 0 22-5 22-22 0-11-8-23-22-23-4 0-4 0-5 1 9-27 32-43 57-43 39 0 57 34 57 70 0 33-22 67-45 92l-81 91c-5 5-5 5-5 16h157l12-73h-11c-2 12-4 31-8 37-4 4-32 4-41 4z"><text:p/></draw:path></draw:g></text:span><text:span text:style-name="T26">, . The sieve of Eratosthenes’ computations </text:span><text:span text:style-name="T27">are;</text:span></text:p>
      <text:p text:style-name="P5"><text:span text:style-name="T27"><text:s/></text:span><text:span text:style-name="T31"><draw:g text:anchor-type="as-char" svg:y="-0.2319in" draw:z-index="14" draw:style-name="gr1"><svg:title>TexMaths</svg:title><svg:desc>12§display§\sum_{p \in P} \bigg \lfloor \frac{N}{p} \bigg \rfloor§svg§600§FALSE§</svg:desc><draw:polygon draw:style-name="gr178" draw:text-style-name="P18" svg:width="0.6728in" svg:height="0.461in" svg:x="0in" svg:y="0in" svg:viewBox="0 0 1710 1172" draw:points="855,1172 0,1172 0,0 1710,0 1710,1172"><text:p/></draw:polygon><draw:path draw:style-name="gr179" draw:text-style-name="P19" svg:width="0.2209in" svg:height="0.2323in" svg:x="0.0197in" svg:y="0.0831in" svg:viewBox="0 0 562 591" svg:d="M511 591l51-136h-10c-16 45-62 74-111 86-8 2-50 13-132 13h-254l216-252c2-4 4-5 4-7 0-1 0-1-4-6l-197-269h232c56 0 95 6 99 6 23 5 59 11 93 33 10 6 39 25 54 60h10l-51-119h-499c-10 0-10 0-12 2 0 2 0 10 0 15l223 305-218 256c-5 6-5 8-5 8 0 5 4 5 12 5z"><text:p/></draw:path><draw:path draw:style-name="gr180" draw:text-style-name="P19" svg:width="0.0646in" svg:height="0.0736in" svg:x="0in" svg:y="0.387in" svg:viewBox="0 0 165 188" svg:d="M23 167c-3 8-3 10-16 10-3 0-7 0-7 8 0 2 2 3 4 3 8 0 18-1 26-1 10 0 20 1 30 1 4 0 7-1 7-7 0-4-5-4-7-4-7 0-16 0-16-3 0-1 3-9 4-13 4-16 7-33 11-45 3 6 13 17 30 17 37 0 76-40 76-83 0-36-23-50-44-50-18 0-33 12-42 22-5-18-21-22-31-22-12 0-18 7-23 16-6 10-11 27-11 30s4 3 5 3c4 0 5-1 7-8 5-18 10-33 21-33 8 0 11 6 11 15 0 3-2 7-2 8zM79 36c17-24 31-28 41-28 12 0 22 9 22 29 0 12-6 42-15 60-8 14-23 29-38 29-21 0-25-23-25-27 0-1 0-3 0-4z"><text:p/></draw:path><draw:path draw:style-name="gr181" draw:text-style-name="P19" svg:width="0.0642in" svg:height="0.076in" svg:x="0.0807in" svg:y="0.3717in" svg:viewBox="0 0 164 194" svg:d="M152 103c5 0 12 0 12-6 0-8-7-8-12-8h-138c5-42 41-75 88-75h50c5 0 12 0 12-7s-7-7-12-7h-51c-55 0-101 43-101 97s46 97 101 97h51c5 0 12 0 12-8 0-6-7-6-12-6h-50c-47 0-83-34-88-77z"><text:p/></draw:path><draw:path draw:style-name="gr182" draw:text-style-name="P19" svg:width="0.089in" svg:height="0.0795in" svg:x="0.1661in" svg:y="0.3591in" svg:viewBox="0 0 227 203" svg:d="M79 110h54c50 0 94-31 94-64 0-24-26-46-66-46h-103c-6 0-10 0-10 7 0 4 2 4 10 4 4 0 6 0 12 1 4 0 6 0 6 4 0 1 0 1-2 6l-38 157c-4 10-5 13-28 13-4 0-8 0-8 7 0 0 0 4 5 4 8 0 30-2 38-2 5 0 16 0 21 0 6 0 13 2 19 2 1 0 6 0 6-8 0-3-4-3-10-3 0 0-5 0-11-1-7 0-7-2-7-4 0-1 0-2 1-7zM102 22c1-10 1-11 14-11h35c28 0 44 8 44 30 0 8-3 32-18 45-10 9-27 15-49 15h-46z"><text:p/></draw:path><draw:polygon draw:style-name="gr183" draw:text-style-name="P19" svg:width="0.0531in" svg:height="0.398in" svg:x="0.3295in" svg:y="0in" svg:viewBox="0 0 136 1012" draw:points="0,1012 136,1012 136,988 23,988 23,0 0,0"><text:p/></draw:polygon><draw:path draw:style-name="gr184" draw:text-style-name="P19" svg:width="0.1398in" svg:height="0.1134in" svg:x="0.4114in" svg:y="0.015in" svg:viewBox="0 0 356 289" svg:d="M303 44c4-16 11-30 45-31 3 0 8-1 8-8 0-1 0-5-6-5-13 0-29 1-42 1-14 0-30-1-43-1-4 0-8 0-8 8 0 5 4 5 8 5 24 0 29 9 29 18 0 1-1 9-3 10l-46 187-94-221c-3-7-3-7-13-7h-56c-9 0-12 0-12 8 0 5 3 5 10 5 3 0 29 0 29 4l-56 226c-4 18-12 31-46 33-2 0-7 0-7 8 0 2 2 5 6 5 13 0 28-1 42-1s30 1 43 1c3 0 7 0 7-9 0-4-3-4-8-4-24 0-28-10-28-20 0-2 2-4 3-9l55-223c2 2 2 4 4 7l105 249c4 8 4 9 8 9 5 0 5-1 6-9z"><text:p/></draw:path><draw:polygon draw:style-name="gr185" draw:text-style-name="P19" svg:width="0.1516in" svg:height="0.0067in" svg:x="0.4047in" svg:y="0.1953in" svg:viewBox="0 0 386 18" draw:points="193,18 0,18 0,0 386,0 386,18"><text:p/></draw:polygon><draw:path draw:style-name="gr186" draw:text-style-name="P19" svg:width="0.0866in" svg:height="0.1051in" svg:x="0.4335in" svg:y="0.2811in" svg:viewBox="0 0 221 268" svg:d="M32 239c-3 14-3 17-22 17-5 0-10 0-10 8 0 3 2 4 6 4 11 0 23-1 35-1 14 0 29 1 42 1 2 0 7 0 7-7 0-5-4-5-10-5-20 0-20-3-20-7 0-6 17-74 19-84 6 11 18 27 40 27 49 0 102-63 102-124 0-40-24-68-56-68-21 0-43 16-56 31-5-23-23-31-38-31-19 0-28 17-31 24-8 14-14 41-14 41 0 5 5 5 5 5 5 0 5 0 9-10 6-30 15-50 30-50 7 0 13 2 13 19 0 9-1 14-4 21zM108 55c2-12 14-24 22-30 14-13 26-15 33-15 17 0 28 14 28 39s-15 73-22 90c-14 29-35 43-50 43-29 0-34-36-34-37s0-2 1-7z"><text:p/></draw:path><draw:polygon draw:style-name="gr187" draw:text-style-name="P19" svg:width="0.0531in" svg:height="0.398in" svg:x="0.5783in" svg:y="0in" svg:viewBox="0 0 136 1012" draw:points="112,988 0,988 0,1012 136,1012 136,0 112,0"><text:p/></draw:polygon></draw:g></text:span></text:p>
      <text:p text:style-name="P6"><text:span text:style-name="T27">where </text:span><text:span text:style-name="T28">the variable</text:span><text:span text:style-name="T27"> </text:span><text:span text:style-name="T28">p</text:span><text:span text:style-name="T27"> iterates through the list of primes P </text:span><text:span text:style-name="T31">where </text:span><text:span text:style-name="T31"><draw:g text:anchor-type="as-char" svg:y="-0.1571in" draw:z-index="15" draw:style-name="gr1"><svg:title>TexMaths</svg:title><svg:desc>12§display§p \in P, p \leq \sqrt{N}§svg§600§FALSE§</svg:desc><draw:polygon draw:style-name="gr188" draw:text-style-name="P18" svg:width="1.0661in" svg:height="0.1882in" svg:x="0.0051in" svg:y="0in" svg:viewBox="0 0 2709 479" draw:points="1355,479 0,479 0,0 2709,0 2709,479"><text:p/></draw:polygon><draw:path draw:style-name="gr189" draw:text-style-name="P19" svg:width="0.0866in" svg:height="0.1059in" svg:x="0in" svg:y="0.0827in" svg:viewBox="0 0 221 270" svg:d="M32 240c-3 14-3 18-22 18-5 0-10 0-10 7 0 3 2 5 6 5 11 0 23-2 35-2 14 0 29 2 42 2 2 0 7 0 7-8 0-4-4-4-10-4-20 0-20-4-20-8 0-6 17-73 19-84 6 11 18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190" draw:text-style-name="P19" svg:width="0.0831in" svg:height="0.0969in" svg:x="0.1488in" svg:y="0.0661in" svg:viewBox="0 0 212 247" svg:d="M197 132c7 0 15 0 15-8 0-10-8-10-15-10h-180c5-56 54-97 114-97h66c7 0 15 0 15-9 0-8-8-8-15-8h-67c-72 0-130 55-130 124 0 67 58 123 130 123h67c7 0 15 0 15-9 0-8-8-8-15-8h-66c-60 0-109-41-114-98z"><text:p/></draw:path><draw:path draw:style-name="gr191" draw:text-style-name="P19" svg:width="0.1185in" svg:height="0.1138in" svg:x="0.2984in" svg:y="0.0421in" svg:viewBox="0 0 302 290" svg:d="M112 156h72c58 0 118-44 118-91 0-34-27-65-84-65h-136c-8 0-12 0-12 7 0 6 3 6 12 6 4 0 12 0 18 1 7 0 8 3 8 8 0 0 0 2 0 7l-58 229c-4 15-4 19-38 19-7 0-12 0-12 8 0 5 5 5 7 5 11 0 41-1 53-1 10 0 19 0 28 0 8 0 18 1 26 1 4 0 8 0 8-8 0-5-3-5-10-5-16 0-28 0-28-9 0-1 0-3 1-6zM142 29c4-15 4-16 22-16h41c35 0 58 12 58 41 0 16-9 53-25 69-21 19-47 21-65 21h-60z"><text:p/></draw:path><draw:path draw:style-name="gr192" draw:text-style-name="P19" svg:width="0.0193in" svg:height="0.05in" svg:x="0.4169in" svg:y="0.1382in" svg:viewBox="0 0 50 128" svg:d="M50 45c0-28-10-45-27-45-15 0-23 11-23 22 0 12 8 24 23 24 5 0 11-3 14-6 3-1 3-1 4-1v6c0 31-15 57-29 71-5 4-5 6-5 7 0 3 1 5 5 5 5 0 38-34 38-83z"><text:p/></draw:path><draw:path draw:style-name="gr193" draw:text-style-name="P19" svg:width="0.0866in" svg:height="0.1059in" svg:x="0.4713in" svg:y="0.0827in" svg:viewBox="0 0 221 270" svg:d="M32 240c-3 14-3 18-22 18-5 0-10 0-10 7 0 3 2 5 6 5 11 0 23-2 35-2 14 0 29 2 42 2 2 0 7 0 7-8 0-4-4-4-10-4-20 0-20-4-20-8 0-6 17-73 19-84 6 11 19 27 40 27 49 0 102-63 102-124 0-41-24-69-55-69-22 0-44 16-57 31-5-23-23-31-38-31-19 0-28 17-31 24-8 15-14 41-14 41 0 5 5 5 5 5 5 0 5 0 9-10 6-30 15-50 30-50 7 0 13 2 13 19 0 10-1 14-4 22zM108 55c2-12 14-24 22-30 14-13 26-15 33-15 17 0 28 14 28 39 0 26-15 75-22 91-14 28-35 43-50 43-29 0-34-35-34-37s0-3 1-8z"><text:p/></draw:path><draw:path draw:style-name="gr194" draw:text-style-name="P19" svg:width="0.1012in" svg:height="0.1291in" svg:x="0.6201in" svg:y="0.0504in" svg:viewBox="0 0 258 329" svg:d="M251 18c5-2 7-5 7-10 0-4-2-8-7-8-4 0-7 2-9 2l-234 111c-7 4-8 6-8 11 0 4 2 6 8 8l234 111c5 3 6 3 9 3s7-4 7-9c0-4-1-6-8-10l-221-103zM244 329c7 0 14 0 14-9 0-8-8-8-14-8h-228c-8 0-16 0-16 8 0 9 7 9 14 9z"><text:p/></draw:path><draw:path draw:style-name="gr195" draw:text-style-name="P19" svg:width="0.1295in" svg:height="0.1665in" svg:x="0.7937in" svg:y="0in" svg:viewBox="0 0 330 424" svg:d="M133 380l-73-165c-4-7-6-7-7-7 0 0-3 0-7 3l-40 31c-6 4-6 6-6 7s1 5 4 5 10-6 14-10c4-2 10-7 13-9l84 183c3 6 6 6 10 6 6 0 7-2 11-8l192-399c2-6 2-7 2-9 0-4-4-8-8-8s-8 2-10 8z"><text:p/></draw:path><draw:polygon draw:style-name="gr196" draw:text-style-name="P19" svg:width="0.1516in" svg:height="0.0067in" svg:x="0.9197in" svg:y="0in" svg:viewBox="0 0 386 18" draw:points="193,18 0,18 0,0 386,0 386,18"><text:p/></draw:polygon><draw:path draw:style-name="gr197" draw:text-style-name="P19" svg:width="0.1398in" svg:height="0.1138in" svg:x="0.9268in" svg:y="0.0421in" svg:viewBox="0 0 356 290" svg:d="M304 45c3-17 10-31 44-32 4 0 8-1 8-8 0-1 0-5-6-5-13 0-28 1-42 1s-30-1-43-1c-3 0-8 0-8 8 0 5 5 5 8 5 24 0 29 9 29 18 0 1-1 9-2 10l-47 189-94-223c-3-7-3-7-13-7h-56c-9 0-12 0-12 8 0 5 3 5 10 5 3 0 29 0 29 4l-56 227c-4 18-12 32-46 33-2 0-7 1-7 8 0 3 2 5 6 5 13 0 28-1 42-1s30 1 43 1c3 0 7 0 7-8 0-4-3-5-8-5-24 0-28-10-28-18 0-4 2-5 3-10l55-225c2 2 2 4 4 7l105 252c4 6 4 7 9 7 4 0 4-1 6-8z"><text:p/></draw:path></draw:g></text:span><text:span text:style-name="T27">. The resulting summation grows far slower than trial division, </text:span><text:span text:style-name="T28">making it more efficient.</text:span></text:p>
      <text:p text:style-name="P4"><text:soft-page-break/><text:span text:style-name="T28"><text:tab/></text:span><text:span text:style-name="T32">Sieve of Sundaram.</text:span><text:span text:style-name="T29"> The sieve of Sundaram is a prime sieve whose discovery is credited to </text:span><text:span text:style-name="T30">the</text:span><text:span text:style-name="T29"> Indian mathematician S. P. Sundaram during the 1930s. </text:span><text:span text:style-name="T30">This sieve works closely to the sieve of Eratosthenes, but instead of checking every number, only odd numbers are check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2:36:47.948591342</meta:creation-date>
    <dc:date>2019-04-23T09:41:50.327923846</dc:date>
    <meta:editing-duration>PT18H52M57S</meta:editing-duration>
    <meta:editing-cycles>6</meta:editing-cycles>
    <meta:generator>LibreOffice/6.0.7.3$Linux_X86_64 LibreOffice_project/00m0$Build-3</meta:generator>
    <meta:document-statistic meta:table-count="0" meta:image-count="0" meta:object-count="0" meta:page-count="4" meta:paragraph-count="24" meta:word-count="933" meta:character-count="5252" meta:non-whitespace-character-count="4301"/>
  </office:meta>
</office:document-meta>
</file>